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8.056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0.66cm"/>
    </style:style>
    <style:style style:name="co5" style:family="table-column">
      <style:table-column-properties fo:break-before="auto" style:column-width="1.037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1.173cm"/>
    </style:style>
    <style:style style:name="co8" style:family="table-column">
      <style:table-column-properties fo:break-before="auto" style:column-width="1.027cm"/>
    </style:style>
    <style:style style:name="co9" style:family="table-column">
      <style:table-column-properties fo:break-before="auto" style:column-width="2.69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10"/>
          <table:table-cell office:value-type="string" calcext:value-type="string">
            <text:p>SQL</text:p>
          </table:table-cell>
          <table:table-cell office:value-type="string" calcext:value-type="string">
            <text:p>UPDAT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RTHUR BARBOSA RODRIGUES</text:p>
          </table:table-cell>
          <table:table-cell office:value-type="string" calcext:value-type="string">
            <text:p>BARBOS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81986647508" calcext:value-type="float">
            <text:p>81986647508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2301044459" calcext:value-type="float">
            <text:p>12301044459</text:p>
          </table:table-cell>
          <table:table-cell table:formula="of:=&quot;('&quot;&amp;[.C2]&amp;&quot;', '&quot;&amp;[.B2]&amp;&quot;', '&quot;&amp;[.J2]&amp;&quot;', '$2y$10$v27SCrX./NbDT7771GDTSOXo1fln9EA3Y0HTaHnWy48UCqbpVxpNK', 1, 1), &quot;" office:value-type="string" office:string-value="('BARBOSA', 'ARTHUR BARBOSA RODRIGUES', '12301044459', '$2y$10$v27SCrX./NbDT7771GDTSOXo1fln9EA3Y0HTaHnWy48UCqbpVxpNK', 1, 1), " calcext:value-type="string">
            <text:p>('BARBOSA', 'ARTHUR BARBOSA RODRIGUES', '12301044459', '$2y$10$v27SCrX./NbDT7771GDTSOXo1fln9EA3Y0HTaHnWy48UCqbpVxpNK', 1, 1), </text:p>
          </table:table-cell>
          <table:table-cell table:formula="of:=&quot;UPDATE USUARIOS SET NOME_GUERRA = '&quot;&amp;[.A2]&amp;&quot; &quot;&amp;[.C2]&amp;&quot;' WHERE ID &gt; 401 AND NOME_GUERRA = '&quot;&amp;[.C2]&amp;&quot;';&quot;" office:value-type="string" office:string-value="UPDATE USUARIOS SET NOME_GUERRA = '301 BARBOSA' WHERE ID &gt; 401 AND NOME_GUERRA = 'BARBOSA';" calcext:value-type="string">
            <text:p>UPDATE USUARIOS SET NOME_GUERRA = '301 BARBOSA' WHERE ID &gt; 401 AND NOME_GUERRA = 'BARBOSA';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EVERTON CARLOS VICENTE DE SANTANA</text:p>
          </table:table-cell>
          <table:table-cell office:value-type="string" calcext:value-type="string">
            <text:p>VICENT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81994483500" calcext:value-type="float">
            <text:p>81994483500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1794211462" calcext:value-type="float">
            <text:p>71794211462</text:p>
          </table:table-cell>
          <table:table-cell table:formula="of:=&quot;('&quot;&amp;[.C3]&amp;&quot;', '&quot;&amp;[.B3]&amp;&quot;', '&quot;&amp;[.J3]&amp;&quot;', '$2y$10$v27SCrX./NbDT7771GDTSOXo1fln9EA3Y0HTaHnWy48UCqbpVxpNK', 1, 1), &quot;" office:value-type="string" office:string-value="('VICENTE', 'EVERTON CARLOS VICENTE DE SANTANA', '71794211462', '$2y$10$v27SCrX./NbDT7771GDTSOXo1fln9EA3Y0HTaHnWy48UCqbpVxpNK', 1, 1), " calcext:value-type="string">
            <text:p>('VICENTE', 'EVERTON CARLOS VICENTE DE SANTANA', '71794211462', '$2y$10$v27SCrX./NbDT7771GDTSOXo1fln9EA3Y0HTaHnWy48UCqbpVxpNK', 1, 1), </text:p>
          </table:table-cell>
          <table:table-cell table:formula="of:=&quot;UPDATE USUARIOS SET NOME_GUERRA = '&quot;&amp;[.A3]&amp;&quot; &quot;&amp;[.C3]&amp;&quot;' WHERE ID &gt; 401 AND NOME_GUERRA = '&quot;&amp;[.C3]&amp;&quot;';&quot;" office:value-type="string" office:string-value="UPDATE USUARIOS SET NOME_GUERRA = '302 VICENTE' WHERE ID &gt; 401 AND NOME_GUERRA = 'VICENTE';" calcext:value-type="string">
            <text:p>UPDATE USUARIOS SET NOME_GUERRA = '302 VICENTE' WHERE ID &gt; 401 AND NOME_GUERRA = 'VICENTE';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YKOLL LUCAS CAMPOS SALVADOR</text:p>
          </table:table-cell>
          <table:table-cell office:value-type="string" calcext:value-type="string">
            <text:p>SALVADOR 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723306410" calcext:value-type="float">
            <text:p>71723306410</text:p>
          </table:table-cell>
          <table:table-cell table:formula="of:=&quot;('&quot;&amp;[.C4]&amp;&quot;', '&quot;&amp;[.B4]&amp;&quot;', '&quot;&amp;[.J4]&amp;&quot;', '$2y$10$v27SCrX./NbDT7771GDTSOXo1fln9EA3Y0HTaHnWy48UCqbpVxpNK', 1, 1), &quot;" office:value-type="string" office:string-value="('SALVADOR ', 'MAYKOLL LUCAS CAMPOS SALVADOR', '71723306410', '$2y$10$v27SCrX./NbDT7771GDTSOXo1fln9EA3Y0HTaHnWy48UCqbpVxpNK', 1, 1), " calcext:value-type="string">
            <text:p>('SALVADOR ', 'MAYKOLL LUCAS CAMPOS SALVADOR', '71723306410', '$2y$10$v27SCrX./NbDT7771GDTSOXo1fln9EA3Y0HTaHnWy48UCqbpVxpNK', 1, 1), </text:p>
          </table:table-cell>
          <table:table-cell table:formula="of:=&quot;UPDATE USUARIOS SET NOME_GUERRA = '&quot;&amp;[.A4]&amp;&quot; &quot;&amp;[.C4]&amp;&quot;' WHERE ID &gt; 401 AND NOME_GUERRA = '&quot;&amp;[.C4]&amp;&quot;';&quot;" office:value-type="string" office:string-value="UPDATE USUARIOS SET NOME_GUERRA = '303 SALVADOR ' WHERE ID &gt; 401 AND NOME_GUERRA = 'SALVADOR ';" calcext:value-type="string">
            <text:p>UPDATE USUARIOS SET NOME_GUERRA = '303 SALVADOR ' WHERE ID &gt; 401 AND NOME_GUERRA = 'SALVADOR ';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BDIAS FRANCELINO DA SILVA NETO</text:p>
          </table:table-cell>
          <table:table-cell office:value-type="string" calcext:value-type="string">
            <text:p>FRANCELIN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office:value-type="float" office:value="81997046518" calcext:value-type="float">
            <text:p>81997046518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1528033400" calcext:value-type="float">
            <text:p>71528033400</text:p>
          </table:table-cell>
          <table:table-cell table:formula="of:=&quot;('&quot;&amp;[.C5]&amp;&quot;', '&quot;&amp;[.B5]&amp;&quot;', '&quot;&amp;[.J5]&amp;&quot;', '$2y$10$v27SCrX./NbDT7771GDTSOXo1fln9EA3Y0HTaHnWy48UCqbpVxpNK', 1, 1), &quot;" office:value-type="string" office:string-value="('FRANCELINO', 'ABDIAS FRANCELINO DA SILVA NETO', '71528033400', '$2y$10$v27SCrX./NbDT7771GDTSOXo1fln9EA3Y0HTaHnWy48UCqbpVxpNK', 1, 1), " calcext:value-type="string">
            <text:p>('FRANCELINO', 'ABDIAS FRANCELINO DA SILVA NETO', '71528033400', '$2y$10$v27SCrX./NbDT7771GDTSOXo1fln9EA3Y0HTaHnWy48UCqbpVxpNK', 1, 1), </text:p>
          </table:table-cell>
          <table:table-cell table:formula="of:=&quot;UPDATE USUARIOS SET NOME_GUERRA = '&quot;&amp;[.A5]&amp;&quot; &quot;&amp;[.C5]&amp;&quot;' WHERE ID &gt; 401 AND NOME_GUERRA = '&quot;&amp;[.C5]&amp;&quot;';&quot;" office:value-type="string" office:string-value="UPDATE USUARIOS SET NOME_GUERRA = '304 FRANCELINO' WHERE ID &gt; 401 AND NOME_GUERRA = 'FRANCELINO';" calcext:value-type="string">
            <text:p>UPDATE USUARIOS SET NOME_GUERRA = '304 FRANCELINO' WHERE ID &gt; 401 AND NOME_GUERRA = 'FRANCELINO';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EVANDRO DOS SANTOS BERNARDO JÚNIOR</text:p>
          </table:table-cell>
          <table:table-cell office:value-type="string" calcext:value-type="string">
            <text:p>BERNARDO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office:value-type="float" office:value="81991001526" calcext:value-type="float">
            <text:p>8199100152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934891436" calcext:value-type="float">
            <text:p>71934891436</text:p>
          </table:table-cell>
          <table:table-cell table:formula="of:=&quot;('&quot;&amp;[.C6]&amp;&quot;', '&quot;&amp;[.B6]&amp;&quot;', '&quot;&amp;[.J6]&amp;&quot;', '$2y$10$v27SCrX./NbDT7771GDTSOXo1fln9EA3Y0HTaHnWy48UCqbpVxpNK', 1, 1), &quot;" office:value-type="string" office:string-value="('BERNARDO', 'EVANDRO DOS SANTOS BERNARDO JÚNIOR', '71934891436', '$2y$10$v27SCrX./NbDT7771GDTSOXo1fln9EA3Y0HTaHnWy48UCqbpVxpNK', 1, 1), " calcext:value-type="string">
            <text:p>('BERNARDO', 'EVANDRO DOS SANTOS BERNARDO JÚNIOR', '71934891436', '$2y$10$v27SCrX./NbDT7771GDTSOXo1fln9EA3Y0HTaHnWy48UCqbpVxpNK', 1, 1), </text:p>
          </table:table-cell>
          <table:table-cell table:formula="of:=&quot;UPDATE USUARIOS SET NOME_GUERRA = '&quot;&amp;[.A6]&amp;&quot; &quot;&amp;[.C6]&amp;&quot;' WHERE ID &gt; 401 AND NOME_GUERRA = '&quot;&amp;[.C6]&amp;&quot;';&quot;" office:value-type="string" office:string-value="UPDATE USUARIOS SET NOME_GUERRA = '305 BERNARDO' WHERE ID &gt; 401 AND NOME_GUERRA = 'BERNARDO';" calcext:value-type="string">
            <text:p>UPDATE USUARIOS SET NOME_GUERRA = '305 BERNARDO' WHERE ID &gt; 401 AND NOME_GUERRA = 'BERNARDO';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LEJANDRO ROGER SILVA OLIVEIRA</text:p>
          </table:table-cell>
          <table:table-cell office:value-type="string" calcext:value-type="string">
            <text:p>ROG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81999035185" calcext:value-type="float">
            <text:p>81999035185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1914379446" calcext:value-type="float">
            <text:p>71914379446</text:p>
          </table:table-cell>
          <table:table-cell table:formula="of:=&quot;('&quot;&amp;[.C7]&amp;&quot;', '&quot;&amp;[.B7]&amp;&quot;', '&quot;&amp;[.J7]&amp;&quot;', '$2y$10$v27SCrX./NbDT7771GDTSOXo1fln9EA3Y0HTaHnWy48UCqbpVxpNK', 1, 1), &quot;" office:value-type="string" office:string-value="('ROGER', 'ALEJANDRO ROGER SILVA OLIVEIRA', '71914379446', '$2y$10$v27SCrX./NbDT7771GDTSOXo1fln9EA3Y0HTaHnWy48UCqbpVxpNK', 1, 1), " calcext:value-type="string">
            <text:p>('ROGER', 'ALEJANDRO ROGER SILVA OLIVEIRA', '71914379446', '$2y$10$v27SCrX./NbDT7771GDTSOXo1fln9EA3Y0HTaHnWy48UCqbpVxpNK', 1, 1), </text:p>
          </table:table-cell>
          <table:table-cell table:formula="of:=&quot;UPDATE USUARIOS SET NOME_GUERRA = '&quot;&amp;[.A7]&amp;&quot; &quot;&amp;[.C7]&amp;&quot;' WHERE ID &gt; 401 AND NOME_GUERRA = '&quot;&amp;[.C7]&amp;&quot;';&quot;" office:value-type="string" office:string-value="UPDATE USUARIOS SET NOME_GUERRA = '306 ROGER' WHERE ID &gt; 401 AND NOME_GUERRA = 'ROGER';" calcext:value-type="string">
            <text:p>UPDATE USUARIOS SET NOME_GUERRA = '306 ROGER' WHERE ID &gt; 401 AND NOME_GUERRA = 'ROGER';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UIZ MIGUEL FARIAS DANTAS</text:p>
          </table:table-cell>
          <table:table-cell office:value-type="string" calcext:value-type="string">
            <text:p>DANTA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81988734002" calcext:value-type="float">
            <text:p>81988734002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308794401" calcext:value-type="float">
            <text:p>71308794401</text:p>
          </table:table-cell>
          <table:table-cell table:formula="of:=&quot;('&quot;&amp;[.C8]&amp;&quot;', '&quot;&amp;[.B8]&amp;&quot;', '&quot;&amp;[.J8]&amp;&quot;', '$2y$10$v27SCrX./NbDT7771GDTSOXo1fln9EA3Y0HTaHnWy48UCqbpVxpNK', 1, 1), &quot;" office:value-type="string" office:string-value="('DANTAS', 'LUIZ MIGUEL FARIAS DANTAS', '71308794401', '$2y$10$v27SCrX./NbDT7771GDTSOXo1fln9EA3Y0HTaHnWy48UCqbpVxpNK', 1, 1), " calcext:value-type="string">
            <text:p>('DANTAS', 'LUIZ MIGUEL FARIAS DANTAS', '71308794401', '$2y$10$v27SCrX./NbDT7771GDTSOXo1fln9EA3Y0HTaHnWy48UCqbpVxpNK', 1, 1), </text:p>
          </table:table-cell>
          <table:table-cell table:formula="of:=&quot;UPDATE USUARIOS SET NOME_GUERRA = '&quot;&amp;[.A8]&amp;&quot; &quot;&amp;[.C8]&amp;&quot;' WHERE ID &gt; 401 AND NOME_GUERRA = '&quot;&amp;[.C8]&amp;&quot;';&quot;" office:value-type="string" office:string-value="UPDATE USUARIOS SET NOME_GUERRA = '307 DANTAS' WHERE ID &gt; 401 AND NOME_GUERRA = 'DANTAS';" calcext:value-type="string">
            <text:p>UPDATE USUARIOS SET NOME_GUERRA = '307 DANTAS' WHERE ID &gt; 401 AND NOME_GUERRA = 'DANTAS';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RLOS HENRIQUE ANDRADE AGUIAR</text:p>
          </table:table-cell>
          <table:table-cell office:value-type="string" calcext:value-type="string">
            <text:p>AGUIAR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81999310500" calcext:value-type="float">
            <text:p>81999310500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7334155483" calcext:value-type="float">
            <text:p>17334155483</text:p>
          </table:table-cell>
          <table:table-cell table:formula="of:=&quot;('&quot;&amp;[.C9]&amp;&quot;', '&quot;&amp;[.B9]&amp;&quot;', '&quot;&amp;[.J9]&amp;&quot;', '$2y$10$v27SCrX./NbDT7771GDTSOXo1fln9EA3Y0HTaHnWy48UCqbpVxpNK', 1, 1), &quot;" office:value-type="string" office:string-value="('AGUIAR', 'CARLOS HENRIQUE ANDRADE AGUIAR', '17334155483', '$2y$10$v27SCrX./NbDT7771GDTSOXo1fln9EA3Y0HTaHnWy48UCqbpVxpNK', 1, 1), " calcext:value-type="string">
            <text:p>('AGUIAR', 'CARLOS HENRIQUE ANDRADE AGUIAR', '17334155483', '$2y$10$v27SCrX./NbDT7771GDTSOXo1fln9EA3Y0HTaHnWy48UCqbpVxpNK', 1, 1), </text:p>
          </table:table-cell>
          <table:table-cell table:formula="of:=&quot;UPDATE USUARIOS SET NOME_GUERRA = '&quot;&amp;[.A9]&amp;&quot; &quot;&amp;[.C9]&amp;&quot;' WHERE ID &gt; 401 AND NOME_GUERRA = '&quot;&amp;[.C9]&amp;&quot;';&quot;" office:value-type="string" office:string-value="UPDATE USUARIOS SET NOME_GUERRA = '308 AGUIAR' WHERE ID &gt; 401 AND NOME_GUERRA = 'AGUIAR';" calcext:value-type="string">
            <text:p>UPDATE USUARIOS SET NOME_GUERRA = '308 AGUIAR' WHERE ID &gt; 401 AND NOME_GUERRA = 'AGUIAR';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ÍTALO RENAN SOARES FREITA</text:p>
          </table:table-cell>
          <table:table-cell office:value-type="string" calcext:value-type="string">
            <text:p>ÍTALO SOARES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81996624192" calcext:value-type="float">
            <text:p>81996624192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6315116450" calcext:value-type="float">
            <text:p>16315116450</text:p>
          </table:table-cell>
          <table:table-cell table:formula="of:=&quot;('&quot;&amp;[.C10]&amp;&quot;', '&quot;&amp;[.B10]&amp;&quot;', '&quot;&amp;[.J10]&amp;&quot;', '$2y$10$v27SCrX./NbDT7771GDTSOXo1fln9EA3Y0HTaHnWy48UCqbpVxpNK', 1, 1), &quot;" office:value-type="string" office:string-value="('ÍTALO SOARES ', 'ÍTALO RENAN SOARES FREITA', '16315116450', '$2y$10$v27SCrX./NbDT7771GDTSOXo1fln9EA3Y0HTaHnWy48UCqbpVxpNK', 1, 1), " calcext:value-type="string">
            <text:p>('ÍTALO SOARES ', 'ÍTALO RENAN SOARES FREITA', '16315116450', '$2y$10$v27SCrX./NbDT7771GDTSOXo1fln9EA3Y0HTaHnWy48UCqbpVxpNK', 1, 1), </text:p>
          </table:table-cell>
          <table:table-cell table:formula="of:=&quot;UPDATE USUARIOS SET NOME_GUERRA = '&quot;&amp;[.A10]&amp;&quot; &quot;&amp;[.C10]&amp;&quot;' WHERE ID &gt; 401 AND NOME_GUERRA = '&quot;&amp;[.C10]&amp;&quot;';&quot;" office:value-type="string" office:string-value="UPDATE USUARIOS SET NOME_GUERRA = '309 ÍTALO SOARES ' WHERE ID &gt; 401 AND NOME_GUERRA = 'ÍTALO SOARES ';" calcext:value-type="string">
            <text:p>UPDATE USUARIOS SET NOME_GUERRA = '309 ÍTALO SOARES ' WHERE ID &gt; 401 AND NOME_GUERRA = 'ÍTALO SOARES ';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ABRIEL CALAÇA DE ARAUJO ALVES</text:p>
          </table:table-cell>
          <table:table-cell office:value-type="string" calcext:value-type="string">
            <text:p>CALAÇ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81991363704" calcext:value-type="float">
            <text:p>81991363704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5758420495" calcext:value-type="float">
            <text:p>15758420495</text:p>
          </table:table-cell>
          <table:table-cell table:formula="of:=&quot;('&quot;&amp;[.C11]&amp;&quot;', '&quot;&amp;[.B11]&amp;&quot;', '&quot;&amp;[.J11]&amp;&quot;', '$2y$10$v27SCrX./NbDT7771GDTSOXo1fln9EA3Y0HTaHnWy48UCqbpVxpNK', 1, 1), &quot;" office:value-type="string" office:string-value="('CALAÇA', 'GABRIEL CALAÇA DE ARAUJO ALVES', '15758420495', '$2y$10$v27SCrX./NbDT7771GDTSOXo1fln9EA3Y0HTaHnWy48UCqbpVxpNK', 1, 1), " calcext:value-type="string">
            <text:p>('CALAÇA', 'GABRIEL CALAÇA DE ARAUJO ALVES', '15758420495', '$2y$10$v27SCrX./NbDT7771GDTSOXo1fln9EA3Y0HTaHnWy48UCqbpVxpNK', 1, 1), </text:p>
          </table:table-cell>
          <table:table-cell table:formula="of:=&quot;UPDATE USUARIOS SET NOME_GUERRA = '&quot;&amp;[.A11]&amp;&quot; &quot;&amp;[.C11]&amp;&quot;' WHERE ID &gt; 401 AND NOME_GUERRA = '&quot;&amp;[.C11]&amp;&quot;';&quot;" office:value-type="string" office:string-value="UPDATE USUARIOS SET NOME_GUERRA = '310 CALAÇA' WHERE ID &gt; 401 AND NOME_GUERRA = 'CALAÇA';" calcext:value-type="string">
            <text:p>UPDATE USUARIOS SET NOME_GUERRA = '310 CALAÇA' WHERE ID &gt; 401 AND NOME_GUERRA = 'CALAÇA';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AFAEL BERNARDO DOS SANTOS SILVA</text:p>
          </table:table-cell>
          <table:table-cell office:value-type="string" calcext:value-type="string">
            <text:p>BERNARD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81998628443" calcext:value-type="float">
            <text:p>81998628443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4409921428" calcext:value-type="float">
            <text:p>14409921428</text:p>
          </table:table-cell>
          <table:table-cell table:formula="of:=&quot;('&quot;&amp;[.C12]&amp;&quot;', '&quot;&amp;[.B12]&amp;&quot;', '&quot;&amp;[.J12]&amp;&quot;', '$2y$10$v27SCrX./NbDT7771GDTSOXo1fln9EA3Y0HTaHnWy48UCqbpVxpNK', 1, 1), &quot;" office:value-type="string" office:string-value="('BERNARDO', 'RAFAEL BERNARDO DOS SANTOS SILVA', '14409921428', '$2y$10$v27SCrX./NbDT7771GDTSOXo1fln9EA3Y0HTaHnWy48UCqbpVxpNK', 1, 1), " calcext:value-type="string">
            <text:p>('BERNARDO', 'RAFAEL BERNARDO DOS SANTOS SILVA', '14409921428', '$2y$10$v27SCrX./NbDT7771GDTSOXo1fln9EA3Y0HTaHnWy48UCqbpVxpNK', 1, 1), </text:p>
          </table:table-cell>
          <table:table-cell table:formula="of:=&quot;UPDATE USUARIOS SET NOME_GUERRA = '&quot;&amp;[.A12]&amp;&quot; &quot;&amp;[.C12]&amp;&quot;' WHERE ID &gt; 401 AND NOME_GUERRA = '&quot;&amp;[.C12]&amp;&quot;';&quot;" office:value-type="string" office:string-value="UPDATE USUARIOS SET NOME_GUERRA = '311 BERNARDO' WHERE ID &gt; 401 AND NOME_GUERRA = 'BERNARDO';" calcext:value-type="string">
            <text:p>UPDATE USUARIOS SET NOME_GUERRA = '311 BERNARDO' WHERE ID &gt; 401 AND NOME_GUERRA = 'BERNARDO';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ELIAS DE ALBUQUERQUE NASCIMENTO</text:p>
          </table:table-cell>
          <table:table-cell office:value-type="string" calcext:value-type="string">
            <text:p>DE ALBUQUERQU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85586860" calcext:value-type="float">
            <text:p>8198558686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5991988489" calcext:value-type="float">
            <text:p>15991988489</text:p>
          </table:table-cell>
          <table:table-cell table:formula="of:=&quot;('&quot;&amp;[.C13]&amp;&quot;', '&quot;&amp;[.B13]&amp;&quot;', '&quot;&amp;[.J13]&amp;&quot;', '$2y$10$v27SCrX./NbDT7771GDTSOXo1fln9EA3Y0HTaHnWy48UCqbpVxpNK', 1, 1), &quot;" office:value-type="string" office:string-value="('DE ALBUQUERQUE', 'ELIAS DE ALBUQUERQUE NASCIMENTO', '15991988489', '$2y$10$v27SCrX./NbDT7771GDTSOXo1fln9EA3Y0HTaHnWy48UCqbpVxpNK', 1, 1), " calcext:value-type="string">
            <text:p>('DE ALBUQUERQUE', 'ELIAS DE ALBUQUERQUE NASCIMENTO', '15991988489', '$2y$10$v27SCrX./NbDT7771GDTSOXo1fln9EA3Y0HTaHnWy48UCqbpVxpNK', 1, 1), </text:p>
          </table:table-cell>
          <table:table-cell table:formula="of:=&quot;UPDATE USUARIOS SET NOME_GUERRA = '&quot;&amp;[.A13]&amp;&quot; &quot;&amp;[.C13]&amp;&quot;' WHERE ID &gt; 401 AND NOME_GUERRA = '&quot;&amp;[.C13]&amp;&quot;';&quot;" office:value-type="string" office:string-value="UPDATE USUARIOS SET NOME_GUERRA = '312 DE ALBUQUERQUE' WHERE ID &gt; 401 AND NOME_GUERRA = 'DE ALBUQUERQUE';" calcext:value-type="string">
            <text:p>UPDATE USUARIOS SET NOME_GUERRA = '312 DE ALBUQUERQUE' WHERE ID &gt; 401 AND NOME_GUERRA = 'DE ALBUQUERQUE';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AVID VINICIUS ARAÚJO DA SILVA</text:p>
          </table:table-cell>
          <table:table-cell office:value-type="string" calcext:value-type="string">
            <text:p>ARAÚJ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99850166" calcext:value-type="float">
            <text:p>81999850166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1769615490" calcext:value-type="float">
            <text:p>71769615490</text:p>
          </table:table-cell>
          <table:table-cell table:formula="of:=&quot;('&quot;&amp;[.C14]&amp;&quot;', '&quot;&amp;[.B14]&amp;&quot;', '&quot;&amp;[.J14]&amp;&quot;', '$2y$10$v27SCrX./NbDT7771GDTSOXo1fln9EA3Y0HTaHnWy48UCqbpVxpNK', 1, 1), &quot;" office:value-type="string" office:string-value="('ARAÚJO', 'DAVID VINICIUS ARAÚJO DA SILVA', '71769615490', '$2y$10$v27SCrX./NbDT7771GDTSOXo1fln9EA3Y0HTaHnWy48UCqbpVxpNK', 1, 1), " calcext:value-type="string">
            <text:p>('ARAÚJO', 'DAVID VINICIUS ARAÚJO DA SILVA', '71769615490', '$2y$10$v27SCrX./NbDT7771GDTSOXo1fln9EA3Y0HTaHnWy48UCqbpVxpNK', 1, 1), </text:p>
          </table:table-cell>
          <table:table-cell table:formula="of:=&quot;UPDATE USUARIOS SET NOME_GUERRA = '&quot;&amp;[.A14]&amp;&quot; &quot;&amp;[.C14]&amp;&quot;' WHERE ID &gt; 401 AND NOME_GUERRA = '&quot;&amp;[.C14]&amp;&quot;';&quot;" office:value-type="string" office:string-value="UPDATE USUARIOS SET NOME_GUERRA = '313 ARAÚJO' WHERE ID &gt; 401 AND NOME_GUERRA = 'ARAÚJO';" calcext:value-type="string">
            <text:p>UPDATE USUARIOS SET NOME_GUERRA = '313 ARAÚJO' WHERE ID &gt; 401 AND NOME_GUERRA = 'ARAÚJO';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WESLLEY LIMA DO ESPIRITO SANTO</text:p>
          </table:table-cell>
          <table:table-cell office:value-type="string" calcext:value-type="string">
            <text:p>ESPIRITO SANTO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98490088" calcext:value-type="float">
            <text:p>81998490088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2015142452" calcext:value-type="float">
            <text:p>72015142452</text:p>
          </table:table-cell>
          <table:table-cell table:formula="of:=&quot;('&quot;&amp;[.C15]&amp;&quot;', '&quot;&amp;[.B15]&amp;&quot;', '&quot;&amp;[.J15]&amp;&quot;', '$2y$10$v27SCrX./NbDT7771GDTSOXo1fln9EA3Y0HTaHnWy48UCqbpVxpNK', 1, 1), &quot;" office:value-type="string" office:string-value="('ESPIRITO SANTO', 'WESLLEY LIMA DO ESPIRITO SANTO', '72015142452', '$2y$10$v27SCrX./NbDT7771GDTSOXo1fln9EA3Y0HTaHnWy48UCqbpVxpNK', 1, 1), " calcext:value-type="string">
            <text:p>('ESPIRITO SANTO', 'WESLLEY LIMA DO ESPIRITO SANTO', '72015142452', '$2y$10$v27SCrX./NbDT7771GDTSOXo1fln9EA3Y0HTaHnWy48UCqbpVxpNK', 1, 1), </text:p>
          </table:table-cell>
          <table:table-cell table:formula="of:=&quot;UPDATE USUARIOS SET NOME_GUERRA = '&quot;&amp;[.A15]&amp;&quot; &quot;&amp;[.C15]&amp;&quot;' WHERE ID &gt; 401 AND NOME_GUERRA = '&quot;&amp;[.C15]&amp;&quot;';&quot;" office:value-type="string" office:string-value="UPDATE USUARIOS SET NOME_GUERRA = '314 ESPIRITO SANTO' WHERE ID &gt; 401 AND NOME_GUERRA = 'ESPIRITO SANTO';" calcext:value-type="string">
            <text:p>UPDATE USUARIOS SET NOME_GUERRA = '314 ESPIRITO SANTO' WHERE ID &gt; 401 AND NOME_GUERRA = 'ESPIRITO SANTO'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AVI HENRIQUE LIMA DA SILVA</text:p>
          </table:table-cell>
          <table:table-cell office:value-type="string" calcext:value-type="string">
            <text:p>HENRIQUE LIMA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84360193" calcext:value-type="float">
            <text:p>81984360193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6370707481" calcext:value-type="float">
            <text:p>16370707481</text:p>
          </table:table-cell>
          <table:table-cell table:formula="of:=&quot;('&quot;&amp;[.C16]&amp;&quot;', '&quot;&amp;[.B16]&amp;&quot;', '&quot;&amp;[.J16]&amp;&quot;', '$2y$10$v27SCrX./NbDT7771GDTSOXo1fln9EA3Y0HTaHnWy48UCqbpVxpNK', 1, 1), &quot;" office:value-type="string" office:string-value="('HENRIQUE LIMA', 'DAVI HENRIQUE LIMA DA SILVA', '16370707481', '$2y$10$v27SCrX./NbDT7771GDTSOXo1fln9EA3Y0HTaHnWy48UCqbpVxpNK', 1, 1), " calcext:value-type="string">
            <text:p>('HENRIQUE LIMA', 'DAVI HENRIQUE LIMA DA SILVA', '16370707481', '$2y$10$v27SCrX./NbDT7771GDTSOXo1fln9EA3Y0HTaHnWy48UCqbpVxpNK', 1, 1), </text:p>
          </table:table-cell>
          <table:table-cell table:formula="of:=&quot;UPDATE USUARIOS SET NOME_GUERRA = '&quot;&amp;[.A16]&amp;&quot; &quot;&amp;[.C16]&amp;&quot;' WHERE ID &gt; 401 AND NOME_GUERRA = '&quot;&amp;[.C16]&amp;&quot;';&quot;" office:value-type="string" office:string-value="UPDATE USUARIOS SET NOME_GUERRA = '315 HENRIQUE LIMA' WHERE ID &gt; 401 AND NOME_GUERRA = 'HENRIQUE LIMA';" calcext:value-type="string">
            <text:p>UPDATE USUARIOS SET NOME_GUERRA = '315 HENRIQUE LIMA' WHERE ID &gt; 401 AND NOME_GUERRA = 'HENRIQUE LIMA';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DAVI WILLIAN PEREIRA SENA</text:p>
          </table:table-cell>
          <table:table-cell office:value-type="string" calcext:value-type="string">
            <text:p>SENA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84720015" calcext:value-type="float">
            <text:p>81984720015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5365641411" calcext:value-type="float">
            <text:p>15365641411</text:p>
          </table:table-cell>
          <table:table-cell table:formula="of:=&quot;('&quot;&amp;[.C17]&amp;&quot;', '&quot;&amp;[.B17]&amp;&quot;', '&quot;&amp;[.J17]&amp;&quot;', '$2y$10$v27SCrX./NbDT7771GDTSOXo1fln9EA3Y0HTaHnWy48UCqbpVxpNK', 1, 1), &quot;" office:value-type="string" office:string-value="('SENA', 'DAVI WILLIAN PEREIRA SENA', '15365641411', '$2y$10$v27SCrX./NbDT7771GDTSOXo1fln9EA3Y0HTaHnWy48UCqbpVxpNK', 1, 1), " calcext:value-type="string">
            <text:p>('SENA', 'DAVI WILLIAN PEREIRA SENA', '15365641411', '$2y$10$v27SCrX./NbDT7771GDTSOXo1fln9EA3Y0HTaHnWy48UCqbpVxpNK', 1, 1), </text:p>
          </table:table-cell>
          <table:table-cell table:formula="of:=&quot;UPDATE USUARIOS SET NOME_GUERRA = '&quot;&amp;[.A17]&amp;&quot; &quot;&amp;[.C17]&amp;&quot;' WHERE ID &gt; 401 AND NOME_GUERRA = '&quot;&amp;[.C17]&amp;&quot;';&quot;" office:value-type="string" office:string-value="UPDATE USUARIOS SET NOME_GUERRA = '316 SENA' WHERE ID &gt; 401 AND NOME_GUERRA = 'SENA';" calcext:value-type="string">
            <text:p>UPDATE USUARIOS SET NOME_GUERRA = '316 SENA' WHERE ID &gt; 401 AND NOME_GUERRA = 'SENA';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HIGOR FLORENTINO DA SILVA</text:p>
          </table:table-cell>
          <table:table-cell office:value-type="string" calcext:value-type="string">
            <text:p>FLORENTIN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1996201546" calcext:value-type="float">
            <text:p>8199620154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6134348473" calcext:value-type="float">
            <text:p>16134348473</text:p>
          </table:table-cell>
          <table:table-cell table:formula="of:=&quot;('&quot;&amp;[.C18]&amp;&quot;', '&quot;&amp;[.B18]&amp;&quot;', '&quot;&amp;[.J18]&amp;&quot;', '$2y$10$v27SCrX./NbDT7771GDTSOXo1fln9EA3Y0HTaHnWy48UCqbpVxpNK', 1, 1), &quot;" office:value-type="string" office:string-value="('FLORENTINO', 'HIGOR FLORENTINO DA SILVA', '16134348473', '$2y$10$v27SCrX./NbDT7771GDTSOXo1fln9EA3Y0HTaHnWy48UCqbpVxpNK', 1, 1), " calcext:value-type="string">
            <text:p>('FLORENTINO', 'HIGOR FLORENTINO DA SILVA', '16134348473', '$2y$10$v27SCrX./NbDT7771GDTSOXo1fln9EA3Y0HTaHnWy48UCqbpVxpNK', 1, 1), </text:p>
          </table:table-cell>
          <table:table-cell table:formula="of:=&quot;UPDATE USUARIOS SET NOME_GUERRA = '&quot;&amp;[.A18]&amp;&quot; &quot;&amp;[.C18]&amp;&quot;' WHERE ID &gt; 401 AND NOME_GUERRA = '&quot;&amp;[.C18]&amp;&quot;';&quot;" office:value-type="string" office:string-value="UPDATE USUARIOS SET NOME_GUERRA = '317 FLORENTINO' WHERE ID &gt; 401 AND NOME_GUERRA = 'FLORENTINO';" calcext:value-type="string">
            <text:p>UPDATE USUARIOS SET NOME_GUERRA = '317 FLORENTINO' WHERE ID &gt; 401 AND NOME_GUERRA = 'FLORENTINO';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ABRYEL HENRIQUE REGO TAVARES</text:p>
          </table:table-cell>
          <table:table-cell office:value-type="string" calcext:value-type="string">
            <text:p>GABRYEL HENRIQU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1996635594" calcext:value-type="float">
            <text:p>81996635594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9820583497" calcext:value-type="float">
            <text:p>9820583497</text:p>
          </table:table-cell>
          <table:table-cell table:formula="of:=&quot;('&quot;&amp;[.C19]&amp;&quot;', '&quot;&amp;[.B19]&amp;&quot;', '&quot;&amp;[.J19]&amp;&quot;', '$2y$10$v27SCrX./NbDT7771GDTSOXo1fln9EA3Y0HTaHnWy48UCqbpVxpNK', 1, 1), &quot;" office:value-type="string" office:string-value="('GABRYEL HENRIQUE', 'GABRYEL HENRIQUE REGO TAVARES', '9820583497', '$2y$10$v27SCrX./NbDT7771GDTSOXo1fln9EA3Y0HTaHnWy48UCqbpVxpNK', 1, 1), " calcext:value-type="string">
            <text:p>('GABRYEL HENRIQUE', 'GABRYEL HENRIQUE REGO TAVARES', '9820583497', '$2y$10$v27SCrX./NbDT7771GDTSOXo1fln9EA3Y0HTaHnWy48UCqbpVxpNK', 1, 1), </text:p>
          </table:table-cell>
          <table:table-cell table:formula="of:=&quot;UPDATE USUARIOS SET NOME_GUERRA = '&quot;&amp;[.A19]&amp;&quot; &quot;&amp;[.C19]&amp;&quot;' WHERE ID &gt; 401 AND NOME_GUERRA = '&quot;&amp;[.C19]&amp;&quot;';&quot;" office:value-type="string" office:string-value="UPDATE USUARIOS SET NOME_GUERRA = '318 GABRYEL HENRIQUE' WHERE ID &gt; 401 AND NOME_GUERRA = 'GABRYEL HENRIQUE';" calcext:value-type="string">
            <text:p>UPDATE USUARIOS SET NOME_GUERRA = '318 GABRYEL HENRIQUE' WHERE ID &gt; 401 AND NOME_GUERRA = 'GABRYEL HENRIQUE';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KAUA VITOR SANTANA FERREIRA</text:p>
          </table:table-cell>
          <table:table-cell office:value-type="string" calcext:value-type="string">
            <text:p>SANTAN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1996223396" calcext:value-type="float">
            <text:p>8199622339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15858088490" calcext:value-type="float">
            <text:p>15858088490</text:p>
          </table:table-cell>
          <table:table-cell table:formula="of:=&quot;('&quot;&amp;[.C20]&amp;&quot;', '&quot;&amp;[.B20]&amp;&quot;', '&quot;&amp;[.J20]&amp;&quot;', '$2y$10$v27SCrX./NbDT7771GDTSOXo1fln9EA3Y0HTaHnWy48UCqbpVxpNK', 1, 1), &quot;" office:value-type="string" office:string-value="('SANTANA', 'KAUA VITOR SANTANA FERREIRA', '15858088490', '$2y$10$v27SCrX./NbDT7771GDTSOXo1fln9EA3Y0HTaHnWy48UCqbpVxpNK', 1, 1), " calcext:value-type="string">
            <text:p>('SANTANA', 'KAUA VITOR SANTANA FERREIRA', '15858088490', '$2y$10$v27SCrX./NbDT7771GDTSOXo1fln9EA3Y0HTaHnWy48UCqbpVxpNK', 1, 1), </text:p>
          </table:table-cell>
          <table:table-cell table:formula="of:=&quot;UPDATE USUARIOS SET NOME_GUERRA = '&quot;&amp;[.A20]&amp;&quot; &quot;&amp;[.C20]&amp;&quot;' WHERE ID &gt; 401 AND NOME_GUERRA = '&quot;&amp;[.C20]&amp;&quot;';&quot;" office:value-type="string" office:string-value="UPDATE USUARIOS SET NOME_GUERRA = '319 SANTANA' WHERE ID &gt; 401 AND NOME_GUERRA = 'SANTANA';" calcext:value-type="string">
            <text:p>UPDATE USUARIOS SET NOME_GUERRA = '319 SANTANA' WHERE ID &gt; 401 AND NOME_GUERRA = 'SANTANA';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JHUAN TAVARES PEREIRA ALVES</text:p>
          </table:table-cell>
          <table:table-cell office:value-type="string" calcext:value-type="string">
            <text:p>JHUAN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1995727233" calcext:value-type="float">
            <text:p>81995727233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0572525443" calcext:value-type="float">
            <text:p>70572525443</text:p>
          </table:table-cell>
          <table:table-cell table:formula="of:=&quot;('&quot;&amp;[.C21]&amp;&quot;', '&quot;&amp;[.B21]&amp;&quot;', '&quot;&amp;[.J21]&amp;&quot;', '$2y$10$v27SCrX./NbDT7771GDTSOXo1fln9EA3Y0HTaHnWy48UCqbpVxpNK', 1, 1), &quot;" office:value-type="string" office:string-value="('JHUAN', 'JHUAN TAVARES PEREIRA ALVES', '70572525443', '$2y$10$v27SCrX./NbDT7771GDTSOXo1fln9EA3Y0HTaHnWy48UCqbpVxpNK', 1, 1), " calcext:value-type="string">
            <text:p>('JHUAN', 'JHUAN TAVARES PEREIRA ALVES', '70572525443', '$2y$10$v27SCrX./NbDT7771GDTSOXo1fln9EA3Y0HTaHnWy48UCqbpVxpNK', 1, 1), </text:p>
          </table:table-cell>
          <table:table-cell table:formula="of:=&quot;UPDATE USUARIOS SET NOME_GUERRA = '&quot;&amp;[.A21]&amp;&quot; &quot;&amp;[.C21]&amp;&quot;' WHERE ID &gt; 401 AND NOME_GUERRA = '&quot;&amp;[.C21]&amp;&quot;';&quot;" office:value-type="string" office:string-value="UPDATE USUARIOS SET NOME_GUERRA = '320 JHUAN' WHERE ID &gt; 401 AND NOME_GUERRA = 'JHUAN';" calcext:value-type="string">
            <text:p>UPDATE USUARIOS SET NOME_GUERRA = '320 JHUAN' WHERE ID &gt; 401 AND NOME_GUERRA = 'JHUAN';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ATHEUS RODRIGUES DE SANTANA SANTOS</text:p>
          </table:table-cell>
          <table:table-cell office:value-type="string" calcext:value-type="string">
            <text:p>MATHEU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94102220" calcext:value-type="float">
            <text:p>81994102220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70663200423" calcext:value-type="float">
            <text:p>70663200423</text:p>
          </table:table-cell>
          <table:table-cell table:formula="of:=&quot;('&quot;&amp;[.C22]&amp;&quot;', '&quot;&amp;[.B22]&amp;&quot;', '&quot;&amp;[.J22]&amp;&quot;', '$2y$10$v27SCrX./NbDT7771GDTSOXo1fln9EA3Y0HTaHnWy48UCqbpVxpNK', 1, 1), &quot;" office:value-type="string" office:string-value="('MATHEUS', 'MATHEUS RODRIGUES DE SANTANA SANTOS', '70663200423', '$2y$10$v27SCrX./NbDT7771GDTSOXo1fln9EA3Y0HTaHnWy48UCqbpVxpNK', 1, 1), " calcext:value-type="string">
            <text:p>('MATHEUS', 'MATHEUS RODRIGUES DE SANTANA SANTOS', '70663200423', '$2y$10$v27SCrX./NbDT7771GDTSOXo1fln9EA3Y0HTaHnWy48UCqbpVxpNK', 1, 1), </text:p>
          </table:table-cell>
          <table:table-cell table:formula="of:=&quot;UPDATE USUARIOS SET NOME_GUERRA = '&quot;&amp;[.A22]&amp;&quot; &quot;&amp;[.C22]&amp;&quot;' WHERE ID &gt; 401 AND NOME_GUERRA = '&quot;&amp;[.C22]&amp;&quot;';&quot;" office:value-type="string" office:string-value="UPDATE USUARIOS SET NOME_GUERRA = '321 MATHEUS' WHERE ID &gt; 401 AND NOME_GUERRA = 'MATHEUS';" calcext:value-type="string">
            <text:p>UPDATE USUARIOS SET NOME_GUERRA = '321 MATHEUS' WHERE ID &gt; 401 AND NOME_GUERRA = 'MATHEUS';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JOAO DE SOUZA PONTES NETO</text:p>
          </table:table-cell>
          <table:table-cell office:value-type="string" calcext:value-type="string">
            <text:p>SOUZA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87133480" calcext:value-type="float">
            <text:p>81987133480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3405450470" calcext:value-type="float">
            <text:p>13405450470</text:p>
          </table:table-cell>
          <table:table-cell table:formula="of:=&quot;('&quot;&amp;[.C23]&amp;&quot;', '&quot;&amp;[.B23]&amp;&quot;', '&quot;&amp;[.J23]&amp;&quot;', '$2y$10$v27SCrX./NbDT7771GDTSOXo1fln9EA3Y0HTaHnWy48UCqbpVxpNK', 1, 1), &quot;" office:value-type="string" office:string-value="('SOUZA', 'JOAO DE SOUZA PONTES NETO', '13405450470', '$2y$10$v27SCrX./NbDT7771GDTSOXo1fln9EA3Y0HTaHnWy48UCqbpVxpNK', 1, 1), " calcext:value-type="string">
            <text:p>('SOUZA', 'JOAO DE SOUZA PONTES NETO', '13405450470', '$2y$10$v27SCrX./NbDT7771GDTSOXo1fln9EA3Y0HTaHnWy48UCqbpVxpNK', 1, 1), </text:p>
          </table:table-cell>
          <table:table-cell table:formula="of:=&quot;UPDATE USUARIOS SET NOME_GUERRA = '&quot;&amp;[.A23]&amp;&quot; &quot;&amp;[.C23]&amp;&quot;' WHERE ID &gt; 401 AND NOME_GUERRA = '&quot;&amp;[.C23]&amp;&quot;';&quot;" office:value-type="string" office:string-value="UPDATE USUARIOS SET NOME_GUERRA = '322 SOUZA' WHERE ID &gt; 401 AND NOME_GUERRA = 'SOUZA';" calcext:value-type="string">
            <text:p>UPDATE USUARIOS SET NOME_GUERRA = '322 SOUZA' WHERE ID &gt; 401 AND NOME_GUERRA = 'SOUZA';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JOAO PEDRO RODRIGUES DO NASCIMENTO</text:p>
          </table:table-cell>
          <table:table-cell office:value-type="string" calcext:value-type="string">
            <text:p>PEDRO RODRIGUES 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3655153" calcext:value-type="float">
            <text:p>81993655153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6039436317" calcext:value-type="float">
            <text:p>16039436317</text:p>
          </table:table-cell>
          <table:table-cell table:formula="of:=&quot;('&quot;&amp;[.C24]&amp;&quot;', '&quot;&amp;[.B24]&amp;&quot;', '&quot;&amp;[.J24]&amp;&quot;', '$2y$10$v27SCrX./NbDT7771GDTSOXo1fln9EA3Y0HTaHnWy48UCqbpVxpNK', 1, 1), &quot;" office:value-type="string" office:string-value="('PEDRO RODRIGUES ', 'JOAO PEDRO RODRIGUES DO NASCIMENTO', '16039436317', '$2y$10$v27SCrX./NbDT7771GDTSOXo1fln9EA3Y0HTaHnWy48UCqbpVxpNK', 1, 1), " calcext:value-type="string">
            <text:p>('PEDRO RODRIGUES ', 'JOAO PEDRO RODRIGUES DO NASCIMENTO', '16039436317', '$2y$10$v27SCrX./NbDT7771GDTSOXo1fln9EA3Y0HTaHnWy48UCqbpVxpNK', 1, 1), </text:p>
          </table:table-cell>
          <table:table-cell table:formula="of:=&quot;UPDATE USUARIOS SET NOME_GUERRA = '&quot;&amp;[.A24]&amp;&quot; &quot;&amp;[.C24]&amp;&quot;' WHERE ID &gt; 401 AND NOME_GUERRA = '&quot;&amp;[.C24]&amp;&quot;';&quot;" office:value-type="string" office:string-value="UPDATE USUARIOS SET NOME_GUERRA = '323 PEDRO RODRIGUES ' WHERE ID &gt; 401 AND NOME_GUERRA = 'PEDRO RODRIGUES ';" calcext:value-type="string">
            <text:p>UPDATE USUARIOS SET NOME_GUERRA = '323 PEDRO RODRIGUES ' WHERE ID &gt; 401 AND NOME_GUERRA = 'PEDRO RODRIGUES ';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RAN TAVARES DA SILVA DE OLIVEIRA</text:p>
          </table:table-cell>
          <table:table-cell office:value-type="string" calcext:value-type="string">
            <text:p>IR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2172639" calcext:value-type="float">
            <text:p>81992172639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5574874482" calcext:value-type="float">
            <text:p>15574874482</text:p>
          </table:table-cell>
          <table:table-cell table:formula="of:=&quot;('&quot;&amp;[.C25]&amp;&quot;', '&quot;&amp;[.B25]&amp;&quot;', '&quot;&amp;[.J25]&amp;&quot;', '$2y$10$v27SCrX./NbDT7771GDTSOXo1fln9EA3Y0HTaHnWy48UCqbpVxpNK', 1, 1), &quot;" office:value-type="string" office:string-value="('IRAN', 'IRAN TAVARES DA SILVA DE OLIVEIRA', '15574874482', '$2y$10$v27SCrX./NbDT7771GDTSOXo1fln9EA3Y0HTaHnWy48UCqbpVxpNK', 1, 1), " calcext:value-type="string">
            <text:p>('IRAN', 'IRAN TAVARES DA SILVA DE OLIVEIRA', '15574874482', '$2y$10$v27SCrX./NbDT7771GDTSOXo1fln9EA3Y0HTaHnWy48UCqbpVxpNK', 1, 1), </text:p>
          </table:table-cell>
          <table:table-cell table:formula="of:=&quot;UPDATE USUARIOS SET NOME_GUERRA = '&quot;&amp;[.A25]&amp;&quot; &quot;&amp;[.C25]&amp;&quot;' WHERE ID &gt; 401 AND NOME_GUERRA = '&quot;&amp;[.C25]&amp;&quot;';&quot;" office:value-type="string" office:string-value="UPDATE USUARIOS SET NOME_GUERRA = '324 IRAN' WHERE ID &gt; 401 AND NOME_GUERRA = 'IRAN';" calcext:value-type="string">
            <text:p>UPDATE USUARIOS SET NOME_GUERRA = '324 IRAN' WHERE ID &gt; 401 AND NOME_GUERRA = 'IRAN';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USTAVO DA SILVA MENDES</text:p>
          </table:table-cell>
          <table:table-cell office:value-type="string" calcext:value-type="string">
            <text:p>GUSTAVO 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6023448" calcext:value-type="float">
            <text:p>81996023448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5171997438" calcext:value-type="float">
            <text:p>15171997438</text:p>
          </table:table-cell>
          <table:table-cell table:formula="of:=&quot;('&quot;&amp;[.C26]&amp;&quot;', '&quot;&amp;[.B26]&amp;&quot;', '&quot;&amp;[.J26]&amp;&quot;', '$2y$10$v27SCrX./NbDT7771GDTSOXo1fln9EA3Y0HTaHnWy48UCqbpVxpNK', 1, 1), &quot;" office:value-type="string" office:string-value="('GUSTAVO ', 'GUSTAVO DA SILVA MENDES', '15171997438', '$2y$10$v27SCrX./NbDT7771GDTSOXo1fln9EA3Y0HTaHnWy48UCqbpVxpNK', 1, 1), " calcext:value-type="string">
            <text:p>('GUSTAVO ', 'GUSTAVO DA SILVA MENDES', '15171997438', '$2y$10$v27SCrX./NbDT7771GDTSOXo1fln9EA3Y0HTaHnWy48UCqbpVxpNK', 1, 1), </text:p>
          </table:table-cell>
          <table:table-cell table:formula="of:=&quot;UPDATE USUARIOS SET NOME_GUERRA = '&quot;&amp;[.A26]&amp;&quot; &quot;&amp;[.C26]&amp;&quot;' WHERE ID &gt; 401 AND NOME_GUERRA = '&quot;&amp;[.C26]&amp;&quot;';&quot;" office:value-type="string" office:string-value="UPDATE USUARIOS SET NOME_GUERRA = '325 GUSTAVO ' WHERE ID &gt; 401 AND NOME_GUERRA = 'GUSTAVO ';" calcext:value-type="string">
            <text:p>UPDATE USUARIOS SET NOME_GUERRA = '325 GUSTAVO ' WHERE ID &gt; 401 AND NOME_GUERRA = 'GUSTAVO ';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HIGOR VINICIUS OLIVEIRA FERREIRA</text:p>
          </table:table-cell>
          <table:table-cell office:value-type="string" calcext:value-type="string">
            <text:p>HIG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81992225316" calcext:value-type="float">
            <text:p>81992225316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7347348412" calcext:value-type="float">
            <text:p>17347348412</text:p>
          </table:table-cell>
          <table:table-cell table:formula="of:=&quot;('&quot;&amp;[.C27]&amp;&quot;', '&quot;&amp;[.B27]&amp;&quot;', '&quot;&amp;[.J27]&amp;&quot;', '$2y$10$v27SCrX./NbDT7771GDTSOXo1fln9EA3Y0HTaHnWy48UCqbpVxpNK', 1, 1), &quot;" office:value-type="string" office:string-value="('HIGOR', 'HIGOR VINICIUS OLIVEIRA FERREIRA', '17347348412', '$2y$10$v27SCrX./NbDT7771GDTSOXo1fln9EA3Y0HTaHnWy48UCqbpVxpNK', 1, 1), " calcext:value-type="string">
            <text:p>('HIGOR', 'HIGOR VINICIUS OLIVEIRA FERREIRA', '17347348412', '$2y$10$v27SCrX./NbDT7771GDTSOXo1fln9EA3Y0HTaHnWy48UCqbpVxpNK', 1, 1), </text:p>
          </table:table-cell>
          <table:table-cell table:formula="of:=&quot;UPDATE USUARIOS SET NOME_GUERRA = '&quot;&amp;[.A27]&amp;&quot; &quot;&amp;[.C27]&amp;&quot;' WHERE ID &gt; 401 AND NOME_GUERRA = '&quot;&amp;[.C27]&amp;&quot;';&quot;" office:value-type="string" office:string-value="UPDATE USUARIOS SET NOME_GUERRA = '326 HIGOR' WHERE ID &gt; 401 AND NOME_GUERRA = 'HIGOR';" calcext:value-type="string">
            <text:p>UPDATE USUARIOS SET NOME_GUERRA = '326 HIGOR' WHERE ID &gt; 401 AND NOME_GUERRA = 'HIGOR';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ESTEVÃO RAFAEL SANTOS ALVES</text:p>
          </table:table-cell>
          <table:table-cell office:value-type="string" calcext:value-type="string">
            <text:p>ESTEVÃO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81960166300" calcext:value-type="float">
            <text:p>81960166300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3768893405" calcext:value-type="float">
            <text:p>13768893405</text:p>
          </table:table-cell>
          <table:table-cell table:formula="of:=&quot;('&quot;&amp;[.C28]&amp;&quot;', '&quot;&amp;[.B28]&amp;&quot;', '&quot;&amp;[.J28]&amp;&quot;', '$2y$10$v27SCrX./NbDT7771GDTSOXo1fln9EA3Y0HTaHnWy48UCqbpVxpNK', 1, 1), &quot;" office:value-type="string" office:string-value="('ESTEVÃO', 'ESTEVÃO RAFAEL SANTOS ALVES', '13768893405', '$2y$10$v27SCrX./NbDT7771GDTSOXo1fln9EA3Y0HTaHnWy48UCqbpVxpNK', 1, 1), " calcext:value-type="string">
            <text:p>('ESTEVÃO', 'ESTEVÃO RAFAEL SANTOS ALVES', '13768893405', '$2y$10$v27SCrX./NbDT7771GDTSOXo1fln9EA3Y0HTaHnWy48UCqbpVxpNK', 1, 1), </text:p>
          </table:table-cell>
          <table:table-cell table:formula="of:=&quot;UPDATE USUARIOS SET NOME_GUERRA = '&quot;&amp;[.A28]&amp;&quot; &quot;&amp;[.C28]&amp;&quot;' WHERE ID &gt; 401 AND NOME_GUERRA = '&quot;&amp;[.C28]&amp;&quot;';&quot;" office:value-type="string" office:string-value="UPDATE USUARIOS SET NOME_GUERRA = '327 ESTEVÃO' WHERE ID &gt; 401 AND NOME_GUERRA = 'ESTEVÃO';" calcext:value-type="string">
            <text:p>UPDATE USUARIOS SET NOME_GUERRA = '327 ESTEVÃO' WHERE ID &gt; 401 AND NOME_GUERRA = 'ESTEVÃO';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LISEU BARBOSA DA SILVA</text:p>
          </table:table-cell>
          <table:table-cell office:value-type="string" calcext:value-type="string">
            <text:p>ELISEU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office:value-type="float" office:value="81989672169" calcext:value-type="float">
            <text:p>8198967216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101272490" calcext:value-type="float">
            <text:p>71101272490</text:p>
          </table:table-cell>
          <table:table-cell table:formula="of:=&quot;('&quot;&amp;[.C29]&amp;&quot;', '&quot;&amp;[.B29]&amp;&quot;', '&quot;&amp;[.J29]&amp;&quot;', '$2y$10$v27SCrX./NbDT7771GDTSOXo1fln9EA3Y0HTaHnWy48UCqbpVxpNK', 1, 1), &quot;" office:value-type="string" office:string-value="('ELISEU', 'ELISEU BARBOSA DA SILVA', '71101272490', '$2y$10$v27SCrX./NbDT7771GDTSOXo1fln9EA3Y0HTaHnWy48UCqbpVxpNK', 1, 1), " calcext:value-type="string">
            <text:p>('ELISEU', 'ELISEU BARBOSA DA SILVA', '71101272490', '$2y$10$v27SCrX./NbDT7771GDTSOXo1fln9EA3Y0HTaHnWy48UCqbpVxpNK', 1, 1), </text:p>
          </table:table-cell>
          <table:table-cell table:formula="of:=&quot;UPDATE USUARIOS SET NOME_GUERRA = '&quot;&amp;[.A29]&amp;&quot; &quot;&amp;[.C29]&amp;&quot;' WHERE ID &gt; 401 AND NOME_GUERRA = '&quot;&amp;[.C29]&amp;&quot;';&quot;" office:value-type="string" office:string-value="UPDATE USUARIOS SET NOME_GUERRA = '328 ELISEU' WHERE ID &gt; 401 AND NOME_GUERRA = 'ELISEU';" calcext:value-type="string">
            <text:p>UPDATE USUARIOS SET NOME_GUERRA = '328 ELISEU' WHERE ID &gt; 401 AND NOME_GUERRA = 'ELISEU';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HALES LIMA DA SILVA</text:p>
          </table:table-cell>
          <table:table-cell office:value-type="string" calcext:value-type="string">
            <text:p>THALE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07" calcext:value-type="float">
            <text:p>2007</text:p>
          </table:table-cell>
          <table:table-cell office:value-type="float" office:value="81985219674" calcext:value-type="float">
            <text:p>81985219674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4488470440" calcext:value-type="float">
            <text:p>14488470440</text:p>
          </table:table-cell>
          <table:table-cell table:formula="of:=&quot;('&quot;&amp;[.C30]&amp;&quot;', '&quot;&amp;[.B30]&amp;&quot;', '&quot;&amp;[.J30]&amp;&quot;', '$2y$10$v27SCrX./NbDT7771GDTSOXo1fln9EA3Y0HTaHnWy48UCqbpVxpNK', 1, 1), &quot;" office:value-type="string" office:string-value="('THALES', 'THALES LIMA DA SILVA', '14488470440', '$2y$10$v27SCrX./NbDT7771GDTSOXo1fln9EA3Y0HTaHnWy48UCqbpVxpNK', 1, 1), " calcext:value-type="string">
            <text:p>('THALES', 'THALES LIMA DA SILVA', '14488470440', '$2y$10$v27SCrX./NbDT7771GDTSOXo1fln9EA3Y0HTaHnWy48UCqbpVxpNK', 1, 1), </text:p>
          </table:table-cell>
          <table:table-cell table:formula="of:=&quot;UPDATE USUARIOS SET NOME_GUERRA = '&quot;&amp;[.A30]&amp;&quot; &quot;&amp;[.C30]&amp;&quot;' WHERE ID &gt; 401 AND NOME_GUERRA = '&quot;&amp;[.C30]&amp;&quot;';&quot;" office:value-type="string" office:string-value="UPDATE USUARIOS SET NOME_GUERRA = '329 THALES' WHERE ID &gt; 401 AND NOME_GUERRA = 'THALES';" calcext:value-type="string">
            <text:p>UPDATE USUARIOS SET NOME_GUERRA = '329 THALES' WHERE ID &gt; 401 AND NOME_GUERRA = 'THALES';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KAUA MANOEL FAUSTINO DOS SANTOS</text:p>
          </table:table-cell>
          <table:table-cell office:value-type="string" calcext:value-type="string">
            <text:p>FAUSTINO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07" calcext:value-type="float">
            <text:p>2007</text:p>
          </table:table-cell>
          <table:table-cell office:value-type="float" office:value="81998266362" calcext:value-type="float">
            <text:p>81998266362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12786416450" calcext:value-type="float">
            <text:p>12786416450</text:p>
          </table:table-cell>
          <table:table-cell table:formula="of:=&quot;('&quot;&amp;[.C32]&amp;&quot;', '&quot;&amp;[.B32]&amp;&quot;', '&quot;&amp;[.J32]&amp;&quot;', '$2y$10$v27SCrX./NbDT7771GDTSOXo1fln9EA3Y0HTaHnWy48UCqbpVxpNK', 1, 1), &quot;" office:value-type="string" office:string-value="('FAUSTINO', 'KAUA MANOEL FAUSTINO DOS SANTOS', '12786416450', '$2y$10$v27SCrX./NbDT7771GDTSOXo1fln9EA3Y0HTaHnWy48UCqbpVxpNK', 1, 1), " calcext:value-type="string">
            <text:p>('FAUSTINO', 'KAUA MANOEL FAUSTINO DOS SANTOS', '12786416450', '$2y$10$v27SCrX./NbDT7771GDTSOXo1fln9EA3Y0HTaHnWy48UCqbpVxpNK', 1, 1), </text:p>
          </table:table-cell>
          <table:table-cell table:formula="of:=&quot;UPDATE USUARIOS SET NOME_GUERRA = '&quot;&amp;[.A32]&amp;&quot; &quot;&amp;[.C32]&amp;&quot;' WHERE ID &gt; 401 AND NOME_GUERRA = '&quot;&amp;[.C32]&amp;&quot;';&quot;" office:value-type="string" office:string-value="UPDATE USUARIOS SET NOME_GUERRA = '331 FAUSTINO' WHERE ID &gt; 401 AND NOME_GUERRA = 'FAUSTINO';" calcext:value-type="string">
            <text:p>UPDATE USUARIOS SET NOME_GUERRA = '331 FAUSTINO' WHERE ID &gt; 401 AND NOME_GUERRA = 'FAUSTINO';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ADRYONN TAUAN CONCEICAO DA SILVA</text:p>
          </table:table-cell>
          <table:table-cell office:value-type="string" calcext:value-type="string">
            <text:p>TAUAN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81988608405" calcext:value-type="float">
            <text:p>81988608405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6877982495" calcext:value-type="float">
            <text:p>16877982495</text:p>
          </table:table-cell>
          <table:table-cell table:formula="of:=&quot;('&quot;&amp;[.C34]&amp;&quot;', '&quot;&amp;[.B34]&amp;&quot;', '&quot;&amp;[.J34]&amp;&quot;', '$2y$10$v27SCrX./NbDT7771GDTSOXo1fln9EA3Y0HTaHnWy48UCqbpVxpNK', 1, 1), &quot;" office:value-type="string" office:string-value="('TAUAN', 'ADRYONN TAUAN CONCEICAO DA SILVA', '16877982495', '$2y$10$v27SCrX./NbDT7771GDTSOXo1fln9EA3Y0HTaHnWy48UCqbpVxpNK', 1, 1), " calcext:value-type="string">
            <text:p>('TAUAN', 'ADRYONN TAUAN CONCEICAO DA SILVA', '16877982495', '$2y$10$v27SCrX./NbDT7771GDTSOXo1fln9EA3Y0HTaHnWy48UCqbpVxpNK', 1, 1), </text:p>
          </table:table-cell>
          <table:table-cell table:formula="of:=&quot;UPDATE USUARIOS SET NOME_GUERRA = '&quot;&amp;[.A34]&amp;&quot; &quot;&amp;[.C34]&amp;&quot;' WHERE ID &gt; 401 AND NOME_GUERRA = '&quot;&amp;[.C34]&amp;&quot;';&quot;" office:value-type="string" office:string-value="UPDATE USUARIOS SET NOME_GUERRA = '345 TAUAN' WHERE ID &gt; 401 AND NOME_GUERRA = 'TAUAN';" calcext:value-type="string">
            <text:p>UPDATE USUARIOS SET NOME_GUERRA = '345 TAUAN' WHERE ID &gt; 401 AND NOME_GUERRA = 'TAUAN';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KILLYS CAUA DA SILVA</text:p>
          </table:table-cell>
          <table:table-cell office:value-type="string" calcext:value-type="string">
            <text:p>AKILLY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97275170" calcext:value-type="float">
            <text:p>81997275170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6967743490" calcext:value-type="float">
            <text:p>16967743490</text:p>
          </table:table-cell>
          <table:table-cell table:formula="of:=&quot;('&quot;&amp;[.C35]&amp;&quot;', '&quot;&amp;[.B35]&amp;&quot;', '&quot;&amp;[.J35]&amp;&quot;', '$2y$10$v27SCrX./NbDT7771GDTSOXo1fln9EA3Y0HTaHnWy48UCqbpVxpNK', 1, 1), &quot;" office:value-type="string" office:string-value="('AKILLYS', 'AKILLYS CAUA DA SILVA', '16967743490', '$2y$10$v27SCrX./NbDT7771GDTSOXo1fln9EA3Y0HTaHnWy48UCqbpVxpNK', 1, 1), " calcext:value-type="string">
            <text:p>('AKILLYS', 'AKILLYS CAUA DA SILVA', '16967743490', '$2y$10$v27SCrX./NbDT7771GDTSOXo1fln9EA3Y0HTaHnWy48UCqbpVxpNK', 1, 1), </text:p>
          </table:table-cell>
          <table:table-cell table:formula="of:=&quot;UPDATE USUARIOS SET NOME_GUERRA = '&quot;&amp;[.A35]&amp;&quot; &quot;&amp;[.C35]&amp;&quot;' WHERE ID &gt; 401 AND NOME_GUERRA = '&quot;&amp;[.C35]&amp;&quot;';&quot;" office:value-type="string" office:string-value="UPDATE USUARIOS SET NOME_GUERRA = '343 AKILLYS' WHERE ID &gt; 401 AND NOME_GUERRA = 'AKILLYS';" calcext:value-type="string">
            <text:p>UPDATE USUARIOS SET NOME_GUERRA = '343 AKILLYS' WHERE ID &gt; 401 AND NOME_GUERRA = 'AKILLYS';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ÁLVARO PAULO FRANCISCO JÚNIOR</text:p>
          </table:table-cell>
          <table:table-cell office:value-type="string" calcext:value-type="string">
            <text:p>FRANCISCO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99389719" calcext:value-type="float">
            <text:p>81999389719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5067111461" calcext:value-type="float">
            <text:p>15067111461</text:p>
          </table:table-cell>
          <table:table-cell table:formula="of:=&quot;('&quot;&amp;[.C36]&amp;&quot;', '&quot;&amp;[.B36]&amp;&quot;', '&quot;&amp;[.J36]&amp;&quot;', '$2y$10$v27SCrX./NbDT7771GDTSOXo1fln9EA3Y0HTaHnWy48UCqbpVxpNK', 1, 1), &quot;" office:value-type="string" office:string-value="('FRANCISCO', 'ÁLVARO PAULO FRANCISCO JÚNIOR', '15067111461', '$2y$10$v27SCrX./NbDT7771GDTSOXo1fln9EA3Y0HTaHnWy48UCqbpVxpNK', 1, 1), " calcext:value-type="string">
            <text:p>('FRANCISCO', 'ÁLVARO PAULO FRANCISCO JÚNIOR', '15067111461', '$2y$10$v27SCrX./NbDT7771GDTSOXo1fln9EA3Y0HTaHnWy48UCqbpVxpNK', 1, 1), </text:p>
          </table:table-cell>
          <table:table-cell table:formula="of:=&quot;UPDATE USUARIOS SET NOME_GUERRA = '&quot;&amp;[.A36]&amp;&quot; &quot;&amp;[.C36]&amp;&quot;' WHERE ID &gt; 401 AND NOME_GUERRA = '&quot;&amp;[.C36]&amp;&quot;';&quot;" office:value-type="string" office:string-value="UPDATE USUARIOS SET NOME_GUERRA = '344 FRANCISCO' WHERE ID &gt; 401 AND NOME_GUERRA = 'FRANCISCO';" calcext:value-type="string">
            <text:p>UPDATE USUARIOS SET NOME_GUERRA = '344 FRANCISCO' WHERE ID &gt; 401 AND NOME_GUERRA = 'FRANCISCO';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ANDRE LUIZ DE LIMA PEDROSA JUNIOR</text:p>
          </table:table-cell>
          <table:table-cell office:value-type="string" calcext:value-type="string">
            <text:p>PEDROSA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84413687" calcext:value-type="float">
            <text:p>81984413687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0998657492" calcext:value-type="float">
            <text:p>70998657492</text:p>
          </table:table-cell>
          <table:table-cell table:formula="of:=&quot;('&quot;&amp;[.C37]&amp;&quot;', '&quot;&amp;[.B37]&amp;&quot;', '&quot;&amp;[.J37]&amp;&quot;', '$2y$10$v27SCrX./NbDT7771GDTSOXo1fln9EA3Y0HTaHnWy48UCqbpVxpNK', 1, 1), &quot;" office:value-type="string" office:string-value="('PEDROSA', 'ANDRE LUIZ DE LIMA PEDROSA JUNIOR', '70998657492', '$2y$10$v27SCrX./NbDT7771GDTSOXo1fln9EA3Y0HTaHnWy48UCqbpVxpNK', 1, 1), " calcext:value-type="string">
            <text:p>('PEDROSA', 'ANDRE LUIZ DE LIMA PEDROSA JUNIOR', '70998657492', '$2y$10$v27SCrX./NbDT7771GDTSOXo1fln9EA3Y0HTaHnWy48UCqbpVxpNK', 1, 1), </text:p>
          </table:table-cell>
          <table:table-cell table:formula="of:=&quot;UPDATE USUARIOS SET NOME_GUERRA = '&quot;&amp;[.A37]&amp;&quot; &quot;&amp;[.C37]&amp;&quot;' WHERE ID &gt; 401 AND NOME_GUERRA = '&quot;&amp;[.C37]&amp;&quot;';&quot;" office:value-type="string" office:string-value="UPDATE USUARIOS SET NOME_GUERRA = '351 PEDROSA' WHERE ID &gt; 401 AND NOME_GUERRA = 'PEDROSA';" calcext:value-type="string">
            <text:p>UPDATE USUARIOS SET NOME_GUERRA = '351 PEDROSA' WHERE ID &gt; 401 AND NOME_GUERRA = 'PEDROSA';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ANTONIO CARLOS DOS SANTOS SILVA</text:p>
          </table:table-cell>
          <table:table-cell office:value-type="string" calcext:value-type="string">
            <text:p>DOS SANTO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81973424569" calcext:value-type="float">
            <text:p>81973424569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5543938311" calcext:value-type="float">
            <text:p>15543938311</text:p>
          </table:table-cell>
          <table:table-cell table:formula="of:=&quot;('&quot;&amp;[.C38]&amp;&quot;', '&quot;&amp;[.B38]&amp;&quot;', '&quot;&amp;[.J38]&amp;&quot;', '$2y$10$v27SCrX./NbDT7771GDTSOXo1fln9EA3Y0HTaHnWy48UCqbpVxpNK', 1, 1), &quot;" office:value-type="string" office:string-value="('DOS SANTOS', 'ANTONIO CARLOS DOS SANTOS SILVA', '15543938311', '$2y$10$v27SCrX./NbDT7771GDTSOXo1fln9EA3Y0HTaHnWy48UCqbpVxpNK', 1, 1), " calcext:value-type="string">
            <text:p>('DOS SANTOS', 'ANTONIO CARLOS DOS SANTOS SILVA', '15543938311', '$2y$10$v27SCrX./NbDT7771GDTSOXo1fln9EA3Y0HTaHnWy48UCqbpVxpNK', 1, 1), </text:p>
          </table:table-cell>
          <table:table-cell table:formula="of:=&quot;UPDATE USUARIOS SET NOME_GUERRA = '&quot;&amp;[.A38]&amp;&quot; &quot;&amp;[.C38]&amp;&quot;' WHERE ID &gt; 401 AND NOME_GUERRA = '&quot;&amp;[.C38]&amp;&quot;';&quot;" office:value-type="string" office:string-value="UPDATE USUARIOS SET NOME_GUERRA = '338 DOS SANTOS' WHERE ID &gt; 401 AND NOME_GUERRA = 'DOS SANTOS';" calcext:value-type="string">
            <text:p>UPDATE USUARIOS SET NOME_GUERRA = '338 DOS SANTOS' WHERE ID &gt; 401 AND NOME_GUERRA = 'DOS SANTOS';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RTHUR CEZAR DA SILVA FARIAS</text:p>
          </table:table-cell>
          <table:table-cell office:value-type="string" calcext:value-type="string">
            <text:p>ARTHU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79045572" calcext:value-type="float">
            <text:p>81979045572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278755454" calcext:value-type="float">
            <text:p>71278755454</text:p>
          </table:table-cell>
          <table:table-cell table:formula="of:=&quot;('&quot;&amp;[.C39]&amp;&quot;', '&quot;&amp;[.B39]&amp;&quot;', '&quot;&amp;[.J39]&amp;&quot;', '$2y$10$v27SCrX./NbDT7771GDTSOXo1fln9EA3Y0HTaHnWy48UCqbpVxpNK', 1, 1), &quot;" office:value-type="string" office:string-value="('ARTHUR', 'ARTHUR CEZAR DA SILVA FARIAS', '71278755454', '$2y$10$v27SCrX./NbDT7771GDTSOXo1fln9EA3Y0HTaHnWy48UCqbpVxpNK', 1, 1), " calcext:value-type="string">
            <text:p>('ARTHUR', 'ARTHUR CEZAR DA SILVA FARIAS', '71278755454', '$2y$10$v27SCrX./NbDT7771GDTSOXo1fln9EA3Y0HTaHnWy48UCqbpVxpNK', 1, 1), </text:p>
          </table:table-cell>
          <table:table-cell table:formula="of:=&quot;UPDATE USUARIOS SET NOME_GUERRA = '&quot;&amp;[.A39]&amp;&quot; &quot;&amp;[.C39]&amp;&quot;' WHERE ID &gt; 401 AND NOME_GUERRA = '&quot;&amp;[.C39]&amp;&quot;';&quot;" office:value-type="string" office:string-value="UPDATE USUARIOS SET NOME_GUERRA = '342 ARTHUR' WHERE ID &gt; 401 AND NOME_GUERRA = 'ARTHUR';" calcext:value-type="string">
            <text:p>UPDATE USUARIOS SET NOME_GUERRA = '342 ARTHUR' WHERE ID &gt; 401 AND NOME_GUERRA = 'ARTHUR';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IO LOPES FERREIRA</text:p>
          </table:table-cell>
          <table:table-cell office:value-type="string" calcext:value-type="string">
            <text:p>FERREIR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office:value-type="float" office:value="81994956230" calcext:value-type="float">
            <text:p>81994956230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6406756479" calcext:value-type="float">
            <text:p>16406756479</text:p>
          </table:table-cell>
          <table:table-cell table:formula="of:=&quot;('&quot;&amp;[.C40]&amp;&quot;', '&quot;&amp;[.B40]&amp;&quot;', '&quot;&amp;[.J40]&amp;&quot;', '$2y$10$v27SCrX./NbDT7771GDTSOXo1fln9EA3Y0HTaHnWy48UCqbpVxpNK', 1, 1), &quot;" office:value-type="string" office:string-value="('FERREIRA', 'CAIO LOPES FERREIRA', '16406756479', '$2y$10$v27SCrX./NbDT7771GDTSOXo1fln9EA3Y0HTaHnWy48UCqbpVxpNK', 1, 1), " calcext:value-type="string">
            <text:p>('FERREIRA', 'CAIO LOPES FERREIRA', '16406756479', '$2y$10$v27SCrX./NbDT7771GDTSOXo1fln9EA3Y0HTaHnWy48UCqbpVxpNK', 1, 1), </text:p>
          </table:table-cell>
          <table:table-cell table:formula="of:=&quot;UPDATE USUARIOS SET NOME_GUERRA = '&quot;&amp;[.A40]&amp;&quot; &quot;&amp;[.C40]&amp;&quot;' WHERE ID &gt; 401 AND NOME_GUERRA = '&quot;&amp;[.C40]&amp;&quot;';&quot;" office:value-type="string" office:string-value="UPDATE USUARIOS SET NOME_GUERRA = '361 FERREIRA' WHERE ID &gt; 401 AND NOME_GUERRA = 'FERREIRA';" calcext:value-type="string">
            <text:p>UPDATE USUARIOS SET NOME_GUERRA = '361 FERREIRA' WHERE ID &gt; 401 AND NOME_GUERRA = 'FERREIRA';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RLOS DANILO SANTOS DA ENCARNAÇÃO</text:p>
          </table:table-cell>
          <table:table-cell office:value-type="string" calcext:value-type="string">
            <text:p>ENCARNAÇÃO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office:value-type="float" office:value="81983099467" calcext:value-type="float">
            <text:p>81983099467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7693720405" calcext:value-type="float">
            <text:p>17693720405</text:p>
          </table:table-cell>
          <table:table-cell table:formula="of:=&quot;('&quot;&amp;[.C41]&amp;&quot;', '&quot;&amp;[.B41]&amp;&quot;', '&quot;&amp;[.J41]&amp;&quot;', '$2y$10$v27SCrX./NbDT7771GDTSOXo1fln9EA3Y0HTaHnWy48UCqbpVxpNK', 1, 1), &quot;" office:value-type="string" office:string-value="('ENCARNAÇÃO', 'CARLOS DANILO SANTOS DA ENCARNAÇÃO', '17693720405', '$2y$10$v27SCrX./NbDT7771GDTSOXo1fln9EA3Y0HTaHnWy48UCqbpVxpNK', 1, 1), " calcext:value-type="string">
            <text:p>('ENCARNAÇÃO', 'CARLOS DANILO SANTOS DA ENCARNAÇÃO', '17693720405', '$2y$10$v27SCrX./NbDT7771GDTSOXo1fln9EA3Y0HTaHnWy48UCqbpVxpNK', 1, 1), </text:p>
          </table:table-cell>
          <table:table-cell table:formula="of:=&quot;UPDATE USUARIOS SET NOME_GUERRA = '&quot;&amp;[.A41]&amp;&quot; &quot;&amp;[.C41]&amp;&quot;' WHERE ID &gt; 401 AND NOME_GUERRA = '&quot;&amp;[.C41]&amp;&quot;';&quot;" office:value-type="string" office:string-value="UPDATE USUARIOS SET NOME_GUERRA = '334 ENCARNAÇÃO' WHERE ID &gt; 401 AND NOME_GUERRA = 'ENCARNAÇÃO';" calcext:value-type="string">
            <text:p>UPDATE USUARIOS SET NOME_GUERRA = '334 ENCARNAÇÃO' WHERE ID &gt; 401 AND NOME_GUERRA = 'ENCARNAÇÃO';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UA CAVALCANTI DE LIMA</text:p>
          </table:table-cell>
          <table:table-cell office:value-type="string" calcext:value-type="string">
            <text:p>CAUA CAVALCANT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81999247791" calcext:value-type="float">
            <text:p>81999247791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622389477" calcext:value-type="float">
            <text:p>71622389477</text:p>
          </table:table-cell>
          <table:table-cell table:formula="of:=&quot;('&quot;&amp;[.C42]&amp;&quot;', '&quot;&amp;[.B42]&amp;&quot;', '&quot;&amp;[.J42]&amp;&quot;', '$2y$10$v27SCrX./NbDT7771GDTSOXo1fln9EA3Y0HTaHnWy48UCqbpVxpNK', 1, 1), &quot;" office:value-type="string" office:string-value="('CAUA CAVALCANTI', 'CAUA CAVALCANTI DE LIMA', '71622389477', '$2y$10$v27SCrX./NbDT7771GDTSOXo1fln9EA3Y0HTaHnWy48UCqbpVxpNK', 1, 1), " calcext:value-type="string">
            <text:p>('CAUA CAVALCANTI', 'CAUA CAVALCANTI DE LIMA', '71622389477', '$2y$10$v27SCrX./NbDT7771GDTSOXo1fln9EA3Y0HTaHnWy48UCqbpVxpNK', 1, 1), </text:p>
          </table:table-cell>
          <table:table-cell table:formula="of:=&quot;UPDATE USUARIOS SET NOME_GUERRA = '&quot;&amp;[.A42]&amp;&quot; &quot;&amp;[.C42]&amp;&quot;' WHERE ID &gt; 401 AND NOME_GUERRA = '&quot;&amp;[.C42]&amp;&quot;';&quot;" office:value-type="string" office:string-value="UPDATE USUARIOS SET NOME_GUERRA = '336 CAUA CAVALCANTI' WHERE ID &gt; 401 AND NOME_GUERRA = 'CAUA CAVALCANTI';" calcext:value-type="string">
            <text:p>UPDATE USUARIOS SET NOME_GUERRA = '336 CAUA CAVALCANTI' WHERE ID &gt; 401 AND NOME_GUERRA = 'CAUA CAVALCANTI';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AVI LUCAS SOARES DA SILVA</text:p>
          </table:table-cell>
          <table:table-cell office:value-type="string" calcext:value-type="string">
            <text:p>DAVI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96224899" calcext:value-type="float">
            <text:p>81996224899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638186456" calcext:value-type="float">
            <text:p>71638186456</text:p>
          </table:table-cell>
          <table:table-cell table:formula="of:=&quot;('&quot;&amp;[.C43]&amp;&quot;', '&quot;&amp;[.B43]&amp;&quot;', '&quot;&amp;[.J43]&amp;&quot;', '$2y$10$v27SCrX./NbDT7771GDTSOXo1fln9EA3Y0HTaHnWy48UCqbpVxpNK', 1, 1), &quot;" office:value-type="string" office:string-value="('DAVI', 'DAVI LUCAS SOARES DA SILVA', '71638186456', '$2y$10$v27SCrX./NbDT7771GDTSOXo1fln9EA3Y0HTaHnWy48UCqbpVxpNK', 1, 1), " calcext:value-type="string">
            <text:p>('DAVI', 'DAVI LUCAS SOARES DA SILVA', '71638186456', '$2y$10$v27SCrX./NbDT7771GDTSOXo1fln9EA3Y0HTaHnWy48UCqbpVxpNK', 1, 1), </text:p>
          </table:table-cell>
          <table:table-cell table:formula="of:=&quot;UPDATE USUARIOS SET NOME_GUERRA = '&quot;&amp;[.A43]&amp;&quot; &quot;&amp;[.C43]&amp;&quot;' WHERE ID &gt; 401 AND NOME_GUERRA = '&quot;&amp;[.C43]&amp;&quot;';&quot;" office:value-type="string" office:string-value="UPDATE USUARIOS SET NOME_GUERRA = '348 DAVI' WHERE ID &gt; 401 AND NOME_GUERRA = 'DAVI';" calcext:value-type="string">
            <text:p>UPDATE USUARIOS SET NOME_GUERRA = '348 DAVI' WHERE ID &gt; 401 AND NOME_GUERRA = 'DAVI';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DEYVID RENAN BELARMINO DOS SANTOS</text:p>
          </table:table-cell>
          <table:table-cell office:value-type="string" calcext:value-type="string">
            <text:p>BELARMIN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81999566441" calcext:value-type="float">
            <text:p>81999566441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6370707411" calcext:value-type="float">
            <text:p>16370707411</text:p>
          </table:table-cell>
          <table:table-cell table:formula="of:=&quot;('&quot;&amp;[.C44]&amp;&quot;', '&quot;&amp;[.B44]&amp;&quot;', '&quot;&amp;[.J44]&amp;&quot;', '$2y$10$v27SCrX./NbDT7771GDTSOXo1fln9EA3Y0HTaHnWy48UCqbpVxpNK', 1, 1), &quot;" office:value-type="string" office:string-value="('BELARMINO', 'DEYVID RENAN BELARMINO DOS SANTOS', '16370707411', '$2y$10$v27SCrX./NbDT7771GDTSOXo1fln9EA3Y0HTaHnWy48UCqbpVxpNK', 1, 1), " calcext:value-type="string">
            <text:p>('BELARMINO', 'DEYVID RENAN BELARMINO DOS SANTOS', '16370707411', '$2y$10$v27SCrX./NbDT7771GDTSOXo1fln9EA3Y0HTaHnWy48UCqbpVxpNK', 1, 1), </text:p>
          </table:table-cell>
          <table:table-cell table:formula="of:=&quot;UPDATE USUARIOS SET NOME_GUERRA = '&quot;&amp;[.A44]&amp;&quot; &quot;&amp;[.C44]&amp;&quot;' WHERE ID &gt; 401 AND NOME_GUERRA = '&quot;&amp;[.C44]&amp;&quot;';&quot;" office:value-type="string" office:string-value="UPDATE USUARIOS SET NOME_GUERRA = '339 BELARMINO' WHERE ID &gt; 401 AND NOME_GUERRA = 'BELARMINO';" calcext:value-type="string">
            <text:p>UPDATE USUARIOS SET NOME_GUERRA = '339 BELARMINO' WHERE ID &gt; 401 AND NOME_GUERRA = 'BELARMINO';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FELIPE GABRIEL LAGO DE ARAUJO</text:p>
          </table:table-cell>
          <table:table-cell office:value-type="string" calcext:value-type="string">
            <text:p>LAGO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81992182122" calcext:value-type="float">
            <text:p>81992182122</text:p>
          </table:table-cell>
          <table:table-cell table:number-columns-repeated="2" office:value-type="string" calcext:value-type="string">
            <text:p>NÃO </text:p>
          </table:table-cell>
          <table:table-cell office:value-type="float" office:value="15631827425" calcext:value-type="float">
            <text:p>15631827425</text:p>
          </table:table-cell>
          <table:table-cell table:formula="of:=&quot;('&quot;&amp;[.C45]&amp;&quot;', '&quot;&amp;[.B45]&amp;&quot;', '&quot;&amp;[.J45]&amp;&quot;', '$2y$10$v27SCrX./NbDT7771GDTSOXo1fln9EA3Y0HTaHnWy48UCqbpVxpNK', 1, 1), &quot;" office:value-type="string" office:string-value="('LAGO', 'FELIPE GABRIEL LAGO DE ARAUJO', '15631827425', '$2y$10$v27SCrX./NbDT7771GDTSOXo1fln9EA3Y0HTaHnWy48UCqbpVxpNK', 1, 1), " calcext:value-type="string">
            <text:p>('LAGO', 'FELIPE GABRIEL LAGO DE ARAUJO', '15631827425', '$2y$10$v27SCrX./NbDT7771GDTSOXo1fln9EA3Y0HTaHnWy48UCqbpVxpNK', 1, 1), </text:p>
          </table:table-cell>
          <table:table-cell table:formula="of:=&quot;UPDATE USUARIOS SET NOME_GUERRA = '&quot;&amp;[.A45]&amp;&quot; &quot;&amp;[.C45]&amp;&quot;' WHERE ID &gt; 401 AND NOME_GUERRA = '&quot;&amp;[.C45]&amp;&quot;';&quot;" office:value-type="string" office:string-value="UPDATE USUARIOS SET NOME_GUERRA = '333 LAGO' WHERE ID &gt; 401 AND NOME_GUERRA = 'LAGO';" calcext:value-type="string">
            <text:p>UPDATE USUARIOS SET NOME_GUERRA = '333 LAGO' WHERE ID &gt; 401 AND NOME_GUERRA = 'LAGO';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EORGE SILVEIRA DE ANDRADE</text:p>
          </table:table-cell>
          <table:table-cell office:value-type="string" calcext:value-type="string">
            <text:p>ANDRADE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4394935" calcext:value-type="float">
            <text:p>81994394935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2420707451" calcext:value-type="float">
            <text:p>12420707451</text:p>
          </table:table-cell>
          <table:table-cell table:formula="of:=&quot;('&quot;&amp;[.C46]&amp;&quot;', '&quot;&amp;[.B46]&amp;&quot;', '&quot;&amp;[.J46]&amp;&quot;', '$2y$10$v27SCrX./NbDT7771GDTSOXo1fln9EA3Y0HTaHnWy48UCqbpVxpNK', 1, 1), &quot;" office:value-type="string" office:string-value="('ANDRADE', 'GEORGE SILVEIRA DE ANDRADE', '12420707451', '$2y$10$v27SCrX./NbDT7771GDTSOXo1fln9EA3Y0HTaHnWy48UCqbpVxpNK', 1, 1), " calcext:value-type="string">
            <text:p>('ANDRADE', 'GEORGE SILVEIRA DE ANDRADE', '12420707451', '$2y$10$v27SCrX./NbDT7771GDTSOXo1fln9EA3Y0HTaHnWy48UCqbpVxpNK', 1, 1), </text:p>
          </table:table-cell>
          <table:table-cell table:formula="of:=&quot;UPDATE USUARIOS SET NOME_GUERRA = '&quot;&amp;[.A46]&amp;&quot; &quot;&amp;[.C46]&amp;&quot;' WHERE ID &gt; 401 AND NOME_GUERRA = '&quot;&amp;[.C46]&amp;&quot;';&quot;" office:value-type="string" office:string-value="UPDATE USUARIOS SET NOME_GUERRA = '356 ANDRADE' WHERE ID &gt; 401 AND NOME_GUERRA = 'ANDRADE';" calcext:value-type="string">
            <text:p>UPDATE USUARIOS SET NOME_GUERRA = '356 ANDRADE' WHERE ID &gt; 401 AND NOME_GUERRA = 'ANDRADE';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GILVAN FERREIRA DE LIMA FILHO</text:p>
          </table:table-cell>
          <table:table-cell office:value-type="string" calcext:value-type="string">
            <text:p>GILVAN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office:value-type="float" office:value="81999318961" calcext:value-type="float">
            <text:p>81999318961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5347758465" calcext:value-type="float">
            <text:p>15347758465</text:p>
          </table:table-cell>
          <table:table-cell table:formula="of:=&quot;('&quot;&amp;[.C47]&amp;&quot;', '&quot;&amp;[.B47]&amp;&quot;', '&quot;&amp;[.J47]&amp;&quot;', '$2y$10$v27SCrX./NbDT7771GDTSOXo1fln9EA3Y0HTaHnWy48UCqbpVxpNK', 1, 1), &quot;" office:value-type="string" office:string-value="('GILVAN', 'GILVAN FERREIRA DE LIMA FILHO', '15347758465', '$2y$10$v27SCrX./NbDT7771GDTSOXo1fln9EA3Y0HTaHnWy48UCqbpVxpNK', 1, 1), " calcext:value-type="string">
            <text:p>('GILVAN', 'GILVAN FERREIRA DE LIMA FILHO', '15347758465', '$2y$10$v27SCrX./NbDT7771GDTSOXo1fln9EA3Y0HTaHnWy48UCqbpVxpNK', 1, 1), </text:p>
          </table:table-cell>
          <table:table-cell table:formula="of:=&quot;UPDATE USUARIOS SET NOME_GUERRA = '&quot;&amp;[.A47]&amp;&quot; &quot;&amp;[.C47]&amp;&quot;' WHERE ID &gt; 401 AND NOME_GUERRA = '&quot;&amp;[.C47]&amp;&quot;';&quot;" office:value-type="string" office:string-value="UPDATE USUARIOS SET NOME_GUERRA = '359 GILVAN' WHERE ID &gt; 401 AND NOME_GUERRA = 'GILVAN';" calcext:value-type="string">
            <text:p>UPDATE USUARIOS SET NOME_GUERRA = '359 GILVAN' WHERE ID &gt; 401 AND NOME_GUERRA = 'GILVAN';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GLEIBSON JOSÉ JEIMERSON DA SILVA</text:p>
          </table:table-cell>
          <table:table-cell office:value-type="string" calcext:value-type="string">
            <text:p>JOSÉ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7" calcext:value-type="float">
            <text:p>2007</text:p>
          </table:table-cell>
          <table:table-cell office:value-type="float" office:value="81982945091" calcext:value-type="float">
            <text:p>81982945091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7877002408" calcext:value-type="float">
            <text:p>17877002408</text:p>
          </table:table-cell>
          <table:table-cell table:formula="of:=&quot;('&quot;&amp;[.C48]&amp;&quot;', '&quot;&amp;[.B48]&amp;&quot;', '&quot;&amp;[.J48]&amp;&quot;', '$2y$10$v27SCrX./NbDT7771GDTSOXo1fln9EA3Y0HTaHnWy48UCqbpVxpNK', 1, 1), &quot;" office:value-type="string" office:string-value="('JOSÉ', 'GLEIBSON JOSÉ JEIMERSON DA SILVA', '17877002408', '$2y$10$v27SCrX./NbDT7771GDTSOXo1fln9EA3Y0HTaHnWy48UCqbpVxpNK', 1, 1), " calcext:value-type="string">
            <text:p>('JOSÉ', 'GLEIBSON JOSÉ JEIMERSON DA SILVA', '17877002408', '$2y$10$v27SCrX./NbDT7771GDTSOXo1fln9EA3Y0HTaHnWy48UCqbpVxpNK', 1, 1), </text:p>
          </table:table-cell>
          <table:table-cell table:formula="of:=&quot;UPDATE USUARIOS SET NOME_GUERRA = '&quot;&amp;[.A48]&amp;&quot; &quot;&amp;[.C48]&amp;&quot;' WHERE ID &gt; 401 AND NOME_GUERRA = '&quot;&amp;[.C48]&amp;&quot;';&quot;" office:value-type="string" office:string-value="UPDATE USUARIOS SET NOME_GUERRA = '353 JOSÉ' WHERE ID &gt; 401 AND NOME_GUERRA = 'JOSÉ';" calcext:value-type="string">
            <text:p>UPDATE USUARIOS SET NOME_GUERRA = '353 JOSÉ' WHERE ID &gt; 401 AND NOME_GUERRA = 'JOSÉ';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JOAO CARLOS ROCHA DA SILVA NETO</text:p>
          </table:table-cell>
          <table:table-cell office:value-type="string" calcext:value-type="string">
            <text:p>ROCHA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87734432" calcext:value-type="float">
            <text:p>81987734432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6557015419" calcext:value-type="float">
            <text:p>16557015419</text:p>
          </table:table-cell>
          <table:table-cell table:formula="of:=&quot;('&quot;&amp;[.C49]&amp;&quot;', '&quot;&amp;[.B49]&amp;&quot;', '&quot;&amp;[.J49]&amp;&quot;', '$2y$10$v27SCrX./NbDT7771GDTSOXo1fln9EA3Y0HTaHnWy48UCqbpVxpNK', 1, 1), &quot;" office:value-type="string" office:string-value="('ROCHA', 'JOAO CARLOS ROCHA DA SILVA NETO', '16557015419', '$2y$10$v27SCrX./NbDT7771GDTSOXo1fln9EA3Y0HTaHnWy48UCqbpVxpNK', 1, 1), " calcext:value-type="string">
            <text:p>('ROCHA', 'JOAO CARLOS ROCHA DA SILVA NETO', '16557015419', '$2y$10$v27SCrX./NbDT7771GDTSOXo1fln9EA3Y0HTaHnWy48UCqbpVxpNK', 1, 1), </text:p>
          </table:table-cell>
          <table:table-cell table:formula="of:=&quot;UPDATE USUARIOS SET NOME_GUERRA = '&quot;&amp;[.A49]&amp;&quot; &quot;&amp;[.C49]&amp;&quot;' WHERE ID &gt; 401 AND NOME_GUERRA = '&quot;&amp;[.C49]&amp;&quot;';&quot;" office:value-type="string" office:string-value="UPDATE USUARIOS SET NOME_GUERRA = '357 ROCHA' WHERE ID &gt; 401 AND NOME_GUERRA = 'ROCHA';" calcext:value-type="string">
            <text:p>UPDATE USUARIOS SET NOME_GUERRA = '357 ROCHA' WHERE ID &gt; 401 AND NOME_GUERRA = 'ROCHA';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JOAO VINICIUS DE ARAUJO LIMA</text:p>
          </table:table-cell>
          <table:table-cell office:value-type="string" calcext:value-type="string">
            <text:p>JOAO VINICIU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07" calcext:value-type="float">
            <text:p>2007</text:p>
          </table:table-cell>
          <table:table-cell office:value-type="float" office:value="81984326214" calcext:value-type="float">
            <text:p>81984326214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5960828448" calcext:value-type="float">
            <text:p>15960828448</text:p>
          </table:table-cell>
          <table:table-cell table:formula="of:=&quot;('&quot;&amp;[.C50]&amp;&quot;', '&quot;&amp;[.B50]&amp;&quot;', '&quot;&amp;[.J50]&amp;&quot;', '$2y$10$v27SCrX./NbDT7771GDTSOXo1fln9EA3Y0HTaHnWy48UCqbpVxpNK', 1, 1), &quot;" office:value-type="string" office:string-value="('JOAO VINICIUS', 'JOAO VINICIUS DE ARAUJO LIMA', '15960828448', '$2y$10$v27SCrX./NbDT7771GDTSOXo1fln9EA3Y0HTaHnWy48UCqbpVxpNK', 1, 1), " calcext:value-type="string">
            <text:p>('JOAO VINICIUS', 'JOAO VINICIUS DE ARAUJO LIMA', '15960828448', '$2y$10$v27SCrX./NbDT7771GDTSOXo1fln9EA3Y0HTaHnWy48UCqbpVxpNK', 1, 1), </text:p>
          </table:table-cell>
          <table:table-cell table:formula="of:=&quot;UPDATE USUARIOS SET NOME_GUERRA = '&quot;&amp;[.A50]&amp;&quot; &quot;&amp;[.C50]&amp;&quot;' WHERE ID &gt; 401 AND NOME_GUERRA = '&quot;&amp;[.C50]&amp;&quot;';&quot;" office:value-type="string" office:string-value="UPDATE USUARIOS SET NOME_GUERRA = '352 JOAO VINICIUS' WHERE ID &gt; 401 AND NOME_GUERRA = 'JOAO VINICIUS';" calcext:value-type="string">
            <text:p>UPDATE USUARIOS SET NOME_GUERRA = '352 JOAO VINICIUS' WHERE ID &gt; 401 AND NOME_GUERRA = 'JOAO VINICIUS';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KAUA VITOR CHAVES DA SILVA</text:p>
          </table:table-cell>
          <table:table-cell office:value-type="string" calcext:value-type="string">
            <text:p>CHAVE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81985115361" calcext:value-type="float">
            <text:p>81985115361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7434921463" calcext:value-type="float">
            <text:p>17434921463</text:p>
          </table:table-cell>
          <table:table-cell table:formula="of:=&quot;('&quot;&amp;[.C51]&amp;&quot;', '&quot;&amp;[.B51]&amp;&quot;', '&quot;&amp;[.J51]&amp;&quot;', '$2y$10$v27SCrX./NbDT7771GDTSOXo1fln9EA3Y0HTaHnWy48UCqbpVxpNK', 1, 1), &quot;" office:value-type="string" office:string-value="('CHAVES', 'KAUA VITOR CHAVES DA SILVA', '17434921463', '$2y$10$v27SCrX./NbDT7771GDTSOXo1fln9EA3Y0HTaHnWy48UCqbpVxpNK', 1, 1), " calcext:value-type="string">
            <text:p>('CHAVES', 'KAUA VITOR CHAVES DA SILVA', '17434921463', '$2y$10$v27SCrX./NbDT7771GDTSOXo1fln9EA3Y0HTaHnWy48UCqbpVxpNK', 1, 1), </text:p>
          </table:table-cell>
          <table:table-cell table:formula="of:=&quot;UPDATE USUARIOS SET NOME_GUERRA = '&quot;&amp;[.A51]&amp;&quot; &quot;&amp;[.C51]&amp;&quot;' WHERE ID &gt; 401 AND NOME_GUERRA = '&quot;&amp;[.C51]&amp;&quot;';&quot;" office:value-type="string" office:string-value="UPDATE USUARIOS SET NOME_GUERRA = '337 CHAVES' WHERE ID &gt; 401 AND NOME_GUERRA = 'CHAVES';" calcext:value-type="string">
            <text:p>UPDATE USUARIOS SET NOME_GUERRA = '337 CHAVES' WHERE ID &gt; 401 AND NOME_GUERRA = 'CHAVES';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AYO LUCAS DE LIMA</text:p>
          </table:table-cell>
          <table:table-cell office:value-type="string" calcext:value-type="string">
            <text:p>LUCAS LIM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6185126" calcext:value-type="float">
            <text:p>81996185126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6508465414" calcext:value-type="float">
            <text:p>16508465414</text:p>
          </table:table-cell>
          <table:table-cell table:formula="of:=&quot;('&quot;&amp;[.C52]&amp;&quot;', '&quot;&amp;[.B52]&amp;&quot;', '&quot;&amp;[.J52]&amp;&quot;', '$2y$10$v27SCrX./NbDT7771GDTSOXo1fln9EA3Y0HTaHnWy48UCqbpVxpNK', 1, 1), &quot;" office:value-type="string" office:string-value="('LUCAS LIMA', 'KAYO LUCAS DE LIMA', '16508465414', '$2y$10$v27SCrX./NbDT7771GDTSOXo1fln9EA3Y0HTaHnWy48UCqbpVxpNK', 1, 1), " calcext:value-type="string">
            <text:p>('LUCAS LIMA', 'KAYO LUCAS DE LIMA', '16508465414', '$2y$10$v27SCrX./NbDT7771GDTSOXo1fln9EA3Y0HTaHnWy48UCqbpVxpNK', 1, 1), </text:p>
          </table:table-cell>
          <table:table-cell table:formula="of:=&quot;UPDATE USUARIOS SET NOME_GUERRA = '&quot;&amp;[.A52]&amp;&quot; &quot;&amp;[.C52]&amp;&quot;' WHERE ID &gt; 401 AND NOME_GUERRA = '&quot;&amp;[.C52]&amp;&quot;';&quot;" office:value-type="string" office:string-value="UPDATE USUARIOS SET NOME_GUERRA = '354 LUCAS LIMA' WHERE ID &gt; 401 AND NOME_GUERRA = 'LUCAS LIMA';" calcext:value-type="string">
            <text:p>UPDATE USUARIOS SET NOME_GUERRA = '354 LUCAS LIMA' WHERE ID &gt; 401 AND NOME_GUERRA = 'LUCAS LIMA';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UCAS LEAO DE ARAUJO</text:p>
          </table:table-cell>
          <table:table-cell office:value-type="string" calcext:value-type="string">
            <text:p>LEAO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1994949404" calcext:value-type="float">
            <text:p>81994949404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104462478" calcext:value-type="float">
            <text:p>71104462478</text:p>
          </table:table-cell>
          <table:table-cell table:formula="of:=&quot;('&quot;&amp;[.C53]&amp;&quot;', '&quot;&amp;[.B53]&amp;&quot;', '&quot;&amp;[.J53]&amp;&quot;', '$2y$10$v27SCrX./NbDT7771GDTSOXo1fln9EA3Y0HTaHnWy48UCqbpVxpNK', 1, 1), &quot;" office:value-type="string" office:string-value="('LEAO', 'LUCAS LEAO DE ARAUJO', '71104462478', '$2y$10$v27SCrX./NbDT7771GDTSOXo1fln9EA3Y0HTaHnWy48UCqbpVxpNK', 1, 1), " calcext:value-type="string">
            <text:p>('LEAO', 'LUCAS LEAO DE ARAUJO', '71104462478', '$2y$10$v27SCrX./NbDT7771GDTSOXo1fln9EA3Y0HTaHnWy48UCqbpVxpNK', 1, 1), </text:p>
          </table:table-cell>
          <table:table-cell table:formula="of:=&quot;UPDATE USUARIOS SET NOME_GUERRA = '&quot;&amp;[.A53]&amp;&quot; &quot;&amp;[.C53]&amp;&quot;' WHERE ID &gt; 401 AND NOME_GUERRA = '&quot;&amp;[.C53]&amp;&quot;';&quot;" office:value-type="string" office:string-value="UPDATE USUARIOS SET NOME_GUERRA = '355 LEAO' WHERE ID &gt; 401 AND NOME_GUERRA = 'LEAO';" calcext:value-type="string">
            <text:p>UPDATE USUARIOS SET NOME_GUERRA = '355 LEAO' WHERE ID &gt; 401 AND NOME_GUERRA = 'LEAO';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UCAS VINICIUS CARDOSO DE SOUZA</text:p>
          </table:table-cell>
          <table:table-cell office:value-type="string" calcext:value-type="string">
            <text:p>LUCAS CARDOS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088878712" calcext:value-type="float">
            <text:p>81088878712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3789782424" calcext:value-type="float">
            <text:p>13789782424</text:p>
          </table:table-cell>
          <table:table-cell table:formula="of:=&quot;('&quot;&amp;[.C54]&amp;&quot;', '&quot;&amp;[.B54]&amp;&quot;', '&quot;&amp;[.J54]&amp;&quot;', '$2y$10$v27SCrX./NbDT7771GDTSOXo1fln9EA3Y0HTaHnWy48UCqbpVxpNK', 1, 1), &quot;" office:value-type="string" office:string-value="('LUCAS CARDOSO', 'LUCAS VINICIUS CARDOSO DE SOUZA', '13789782424', '$2y$10$v27SCrX./NbDT7771GDTSOXo1fln9EA3Y0HTaHnWy48UCqbpVxpNK', 1, 1), " calcext:value-type="string">
            <text:p>('LUCAS CARDOSO', 'LUCAS VINICIUS CARDOSO DE SOUZA', '13789782424', '$2y$10$v27SCrX./NbDT7771GDTSOXo1fln9EA3Y0HTaHnWy48UCqbpVxpNK', 1, 1), </text:p>
          </table:table-cell>
          <table:table-cell table:formula="of:=&quot;UPDATE USUARIOS SET NOME_GUERRA = '&quot;&amp;[.A54]&amp;&quot; &quot;&amp;[.C54]&amp;&quot;' WHERE ID &gt; 401 AND NOME_GUERRA = '&quot;&amp;[.C54]&amp;&quot;';&quot;" office:value-type="string" office:string-value="UPDATE USUARIOS SET NOME_GUERRA = '347 LUCAS CARDOSO' WHERE ID &gt; 401 AND NOME_GUERRA = 'LUCAS CARDOSO';" calcext:value-type="string">
            <text:p>UPDATE USUARIOS SET NOME_GUERRA = '347 LUCAS CARDOSO' WHERE ID &gt; 401 AND NOME_GUERRA = 'LUCAS CARDOSO';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THEUS HENRIQUE LOPES DA SILVA</text:p>
          </table:table-cell>
          <table:table-cell office:value-type="string" calcext:value-type="string">
            <text:p>HENRIQUE LOPE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office:value-type="float" office:value="81994130854" calcext:value-type="float">
            <text:p>81994130854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3253179427" calcext:value-type="float">
            <text:p>13253179427</text:p>
          </table:table-cell>
          <table:table-cell table:formula="of:=&quot;('&quot;&amp;[.C55]&amp;&quot;', '&quot;&amp;[.B55]&amp;&quot;', '&quot;&amp;[.J55]&amp;&quot;', '$2y$10$v27SCrX./NbDT7771GDTSOXo1fln9EA3Y0HTaHnWy48UCqbpVxpNK', 1, 1), &quot;" office:value-type="string" office:string-value="('HENRIQUE LOPES', 'MATHEUS HENRIQUE LOPES DA SILVA', '13253179427', '$2y$10$v27SCrX./NbDT7771GDTSOXo1fln9EA3Y0HTaHnWy48UCqbpVxpNK', 1, 1), " calcext:value-type="string">
            <text:p>('HENRIQUE LOPES', 'MATHEUS HENRIQUE LOPES DA SILVA', '13253179427', '$2y$10$v27SCrX./NbDT7771GDTSOXo1fln9EA3Y0HTaHnWy48UCqbpVxpNK', 1, 1), </text:p>
          </table:table-cell>
          <table:table-cell table:formula="of:=&quot;UPDATE USUARIOS SET NOME_GUERRA = '&quot;&amp;[.A55]&amp;&quot; &quot;&amp;[.C55]&amp;&quot;' WHERE ID &gt; 401 AND NOME_GUERRA = '&quot;&amp;[.C55]&amp;&quot;';&quot;" office:value-type="string" office:string-value="UPDATE USUARIOS SET NOME_GUERRA = '360 HENRIQUE LOPES' WHERE ID &gt; 401 AND NOME_GUERRA = 'HENRIQUE LOPES';" calcext:value-type="string">
            <text:p>UPDATE USUARIOS SET NOME_GUERRA = '360 HENRIQUE LOPES' WHERE ID &gt; 401 AND NOME_GUERRA = 'HENRIQUE LOPES';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MATHEUS SILVA DE ALBUQUERQUE LINS</text:p>
          </table:table-cell>
          <table:table-cell office:value-type="string" calcext:value-type="string">
            <text:p>L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81993582264" calcext:value-type="float">
            <text:p>8199358226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71564118452" calcext:value-type="float">
            <text:p>71564118452</text:p>
          </table:table-cell>
          <table:table-cell table:formula="of:=&quot;('&quot;&amp;[.C56]&amp;&quot;', '&quot;&amp;[.B56]&amp;&quot;', '&quot;&amp;[.J56]&amp;&quot;', '$2y$10$v27SCrX./NbDT7771GDTSOXo1fln9EA3Y0HTaHnWy48UCqbpVxpNK', 1, 1), &quot;" office:value-type="string" office:string-value="('LINS', 'MATHEUS SILVA DE ALBUQUERQUE LINS', '71564118452', '$2y$10$v27SCrX./NbDT7771GDTSOXo1fln9EA3Y0HTaHnWy48UCqbpVxpNK', 1, 1), " calcext:value-type="string">
            <text:p>('LINS', 'MATHEUS SILVA DE ALBUQUERQUE LINS', '71564118452', '$2y$10$v27SCrX./NbDT7771GDTSOXo1fln9EA3Y0HTaHnWy48UCqbpVxpNK', 1, 1), </text:p>
          </table:table-cell>
          <table:table-cell table:formula="of:=&quot;UPDATE USUARIOS SET NOME_GUERRA = '&quot;&amp;[.A56]&amp;&quot; &quot;&amp;[.C56]&amp;&quot;' WHERE ID &gt; 401 AND NOME_GUERRA = '&quot;&amp;[.C56]&amp;&quot;';&quot;" office:value-type="string" office:string-value="UPDATE USUARIOS SET NOME_GUERRA = '335 LINS' WHERE ID &gt; 401 AND NOME_GUERRA = 'LINS';" calcext:value-type="string">
            <text:p>UPDATE USUARIOS SET NOME_GUERRA = '335 LINS' WHERE ID &gt; 401 AND NOME_GUERRA = 'LINS';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IKAEL TOMAZIO NEPOMUCENO DA SILVA</text:p>
          </table:table-cell>
          <table:table-cell office:value-type="string" calcext:value-type="string">
            <text:p>TOMAZIO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81254572" calcext:value-type="float">
            <text:p>81981254572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941913423" calcext:value-type="float">
            <text:p>71941913423</text:p>
          </table:table-cell>
          <table:table-cell table:formula="of:=&quot;('&quot;&amp;[.C57]&amp;&quot;', '&quot;&amp;[.B57]&amp;&quot;', '&quot;&amp;[.J57]&amp;&quot;', '$2y$10$v27SCrX./NbDT7771GDTSOXo1fln9EA3Y0HTaHnWy48UCqbpVxpNK', 1, 1), &quot;" office:value-type="string" office:string-value="('TOMAZIO', 'MIKAEL TOMAZIO NEPOMUCENO DA SILVA', '71941913423', '$2y$10$v27SCrX./NbDT7771GDTSOXo1fln9EA3Y0HTaHnWy48UCqbpVxpNK', 1, 1), " calcext:value-type="string">
            <text:p>('TOMAZIO', 'MIKAEL TOMAZIO NEPOMUCENO DA SILVA', '71941913423', '$2y$10$v27SCrX./NbDT7771GDTSOXo1fln9EA3Y0HTaHnWy48UCqbpVxpNK', 1, 1), </text:p>
          </table:table-cell>
          <table:table-cell table:formula="of:=&quot;UPDATE USUARIOS SET NOME_GUERRA = '&quot;&amp;[.A57]&amp;&quot; &quot;&amp;[.C57]&amp;&quot;' WHERE ID &gt; 401 AND NOME_GUERRA = '&quot;&amp;[.C57]&amp;&quot;';&quot;" office:value-type="string" office:string-value="UPDATE USUARIOS SET NOME_GUERRA = '350 TOMAZIO' WHERE ID &gt; 401 AND NOME_GUERRA = 'TOMAZIO';" calcext:value-type="string">
            <text:p>UPDATE USUARIOS SET NOME_GUERRA = '350 TOMAZIO' WHERE ID &gt; 401 AND NOME_GUERRA = 'TOMAZIO';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PAULO ROBERTO PEREIRA DA SILVA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89220649" calcext:value-type="float">
            <text:p>81989220649</text:p>
          </table:table-cell>
          <table:table-cell table:number-columns-repeated="2" office:value-type="string" calcext:value-type="string">
            <text:p>NÃO </text:p>
          </table:table-cell>
          <table:table-cell office:value-type="float" office:value="17955271459" calcext:value-type="float">
            <text:p>17955271459</text:p>
          </table:table-cell>
          <table:table-cell table:formula="of:=&quot;('&quot;&amp;[.C58]&amp;&quot;', '&quot;&amp;[.B58]&amp;&quot;', '&quot;&amp;[.J58]&amp;&quot;', '$2y$10$v27SCrX./NbDT7771GDTSOXo1fln9EA3Y0HTaHnWy48UCqbpVxpNK', 1, 1), &quot;" office:value-type="string" office:string-value="('ROBERTO', 'PAULO ROBERTO PEREIRA DA SILVA', '17955271459', '$2y$10$v27SCrX./NbDT7771GDTSOXo1fln9EA3Y0HTaHnWy48UCqbpVxpNK', 1, 1), " calcext:value-type="string">
            <text:p>('ROBERTO', 'PAULO ROBERTO PEREIRA DA SILVA', '17955271459', '$2y$10$v27SCrX./NbDT7771GDTSOXo1fln9EA3Y0HTaHnWy48UCqbpVxpNK', 1, 1), </text:p>
          </table:table-cell>
          <table:table-cell table:formula="of:=&quot;UPDATE USUARIOS SET NOME_GUERRA = '&quot;&amp;[.A58]&amp;&quot; &quot;&amp;[.C58]&amp;&quot;' WHERE ID &gt; 401 AND NOME_GUERRA = '&quot;&amp;[.C58]&amp;&quot;';&quot;" office:value-type="string" office:string-value="UPDATE USUARIOS SET NOME_GUERRA = '346 ROBERTO' WHERE ID &gt; 401 AND NOME_GUERRA = 'ROBERTO';" calcext:value-type="string">
            <text:p>UPDATE USUARIOS SET NOME_GUERRA = '346 ROBERTO' WHERE ID &gt; 401 AND NOME_GUERRA = 'ROBERTO';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EDRO VINICIUS LOPES CAMELO</text:p>
          </table:table-cell>
          <table:table-cell office:value-type="string" calcext:value-type="string">
            <text:p>CAMELO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07" calcext:value-type="float">
            <text:p>2007</text:p>
          </table:table-cell>
          <table:table-cell office:value-type="float" office:value="81988785930" calcext:value-type="float">
            <text:p>81988785930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3453880471" calcext:value-type="float">
            <text:p>13453880471</text:p>
          </table:table-cell>
          <table:table-cell table:formula="of:=&quot;('&quot;&amp;[.C59]&amp;&quot;', '&quot;&amp;[.B59]&amp;&quot;', '&quot;&amp;[.J59]&amp;&quot;', '$2y$10$v27SCrX./NbDT7771GDTSOXo1fln9EA3Y0HTaHnWy48UCqbpVxpNK', 1, 1), &quot;" office:value-type="string" office:string-value="('CAMELO ', 'PEDRO VINICIUS LOPES CAMELO', '13453880471', '$2y$10$v27SCrX./NbDT7771GDTSOXo1fln9EA3Y0HTaHnWy48UCqbpVxpNK', 1, 1), " calcext:value-type="string">
            <text:p>('CAMELO ', 'PEDRO VINICIUS LOPES CAMELO', '13453880471', '$2y$10$v27SCrX./NbDT7771GDTSOXo1fln9EA3Y0HTaHnWy48UCqbpVxpNK', 1, 1), </text:p>
          </table:table-cell>
          <table:table-cell table:formula="of:=&quot;UPDATE USUARIOS SET NOME_GUERRA = '&quot;&amp;[.A59]&amp;&quot; &quot;&amp;[.C59]&amp;&quot;' WHERE ID &gt; 401 AND NOME_GUERRA = '&quot;&amp;[.C59]&amp;&quot;';&quot;" office:value-type="string" office:string-value="UPDATE USUARIOS SET NOME_GUERRA = '362 CAMELO ' WHERE ID &gt; 401 AND NOME_GUERRA = 'CAMELO ';" calcext:value-type="string">
            <text:p>UPDATE USUARIOS SET NOME_GUERRA = '362 CAMELO ' WHERE ID &gt; 401 AND NOME_GUERRA = 'CAMELO ';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RENAN DA SILVA MELO</text:p>
          </table:table-cell>
          <table:table-cell office:value-type="string" calcext:value-type="string">
            <text:p>SILVA MELO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07" calcext:value-type="float">
            <text:p>2007</text:p>
          </table:table-cell>
          <table:table-cell office:value-type="float" office:value="81997350379" calcext:value-type="float">
            <text:p>81997350379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352833417" calcext:value-type="float">
            <text:p>71352833417</text:p>
          </table:table-cell>
          <table:table-cell table:formula="of:=&quot;('&quot;&amp;[.C60]&amp;&quot;', '&quot;&amp;[.B60]&amp;&quot;', '&quot;&amp;[.J60]&amp;&quot;', '$2y$10$v27SCrX./NbDT7771GDTSOXo1fln9EA3Y0HTaHnWy48UCqbpVxpNK', 1, 1), &quot;" office:value-type="string" office:string-value="('SILVA MELO', 'RENAN DA SILVA MELO', '71352833417', '$2y$10$v27SCrX./NbDT7771GDTSOXo1fln9EA3Y0HTaHnWy48UCqbpVxpNK', 1, 1), " calcext:value-type="string">
            <text:p>('SILVA MELO', 'RENAN DA SILVA MELO', '71352833417', '$2y$10$v27SCrX./NbDT7771GDTSOXo1fln9EA3Y0HTaHnWy48UCqbpVxpNK', 1, 1), </text:p>
          </table:table-cell>
          <table:table-cell table:formula="of:=&quot;UPDATE USUARIOS SET NOME_GUERRA = '&quot;&amp;[.A60]&amp;&quot; &quot;&amp;[.C60]&amp;&quot;' WHERE ID &gt; 401 AND NOME_GUERRA = '&quot;&amp;[.C60]&amp;&quot;';&quot;" office:value-type="string" office:string-value="UPDATE USUARIOS SET NOME_GUERRA = '363 SILVA MELO' WHERE ID &gt; 401 AND NOME_GUERRA = 'SILVA MELO';" calcext:value-type="string">
            <text:p>UPDATE USUARIOS SET NOME_GUERRA = '363 SILVA MELO' WHERE ID &gt; 401 AND NOME_GUERRA = 'SILVA MELO';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IAN HANRI SOARES DA SILVA VEREDA</text:p>
          </table:table-cell>
          <table:table-cell office:value-type="string" calcext:value-type="string">
            <text:p>RI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81983901837" calcext:value-type="float">
            <text:p>81983901837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815884436" calcext:value-type="float">
            <text:p>71815884436</text:p>
          </table:table-cell>
          <table:table-cell table:formula="of:=&quot;('&quot;&amp;[.C61]&amp;&quot;', '&quot;&amp;[.B61]&amp;&quot;', '&quot;&amp;[.J61]&amp;&quot;', '$2y$10$v27SCrX./NbDT7771GDTSOXo1fln9EA3Y0HTaHnWy48UCqbpVxpNK', 1, 1), &quot;" office:value-type="string" office:string-value="('RIAN', 'RIAN HANRI SOARES DA SILVA VEREDA', '71815884436', '$2y$10$v27SCrX./NbDT7771GDTSOXo1fln9EA3Y0HTaHnWy48UCqbpVxpNK', 1, 1), " calcext:value-type="string">
            <text:p>('RIAN', 'RIAN HANRI SOARES DA SILVA VEREDA', '71815884436', '$2y$10$v27SCrX./NbDT7771GDTSOXo1fln9EA3Y0HTaHnWy48UCqbpVxpNK', 1, 1), </text:p>
          </table:table-cell>
          <table:table-cell table:formula="of:=&quot;UPDATE USUARIOS SET NOME_GUERRA = '&quot;&amp;[.A61]&amp;&quot; &quot;&amp;[.C61]&amp;&quot;' WHERE ID &gt; 401 AND NOME_GUERRA = '&quot;&amp;[.C61]&amp;&quot;';&quot;" office:value-type="string" office:string-value="UPDATE USUARIOS SET NOME_GUERRA = '358 RIAN' WHERE ID &gt; 401 AND NOME_GUERRA = 'RIAN';" calcext:value-type="string">
            <text:p>UPDATE USUARIOS SET NOME_GUERRA = '358 RIAN' WHERE ID &gt; 401 AND NOME_GUERRA = 'RIAN';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RYAN RODRIGUES DA SILVA XAVIER</text:p>
          </table:table-cell>
          <table:table-cell office:value-type="string" calcext:value-type="string">
            <text:p>XAVIER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81991174378" calcext:value-type="float">
            <text:p>81991174378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6175567420" calcext:value-type="float">
            <text:p>16175567420</text:p>
          </table:table-cell>
          <table:table-cell table:formula="of:=&quot;('&quot;&amp;[.C62]&amp;&quot;', '&quot;&amp;[.B62]&amp;&quot;', '&quot;&amp;[.J62]&amp;&quot;', '$2y$10$v27SCrX./NbDT7771GDTSOXo1fln9EA3Y0HTaHnWy48UCqbpVxpNK', 1, 1), &quot;" office:value-type="string" office:string-value="('XAVIER', 'RYAN RODRIGUES DA SILVA XAVIER', '16175567420', '$2y$10$v27SCrX./NbDT7771GDTSOXo1fln9EA3Y0HTaHnWy48UCqbpVxpNK', 1, 1), " calcext:value-type="string">
            <text:p>('XAVIER', 'RYAN RODRIGUES DA SILVA XAVIER', '16175567420', '$2y$10$v27SCrX./NbDT7771GDTSOXo1fln9EA3Y0HTaHnWy48UCqbpVxpNK', 1, 1), </text:p>
          </table:table-cell>
          <table:table-cell table:formula="of:=&quot;UPDATE USUARIOS SET NOME_GUERRA = '&quot;&amp;[.A62]&amp;&quot; &quot;&amp;[.C62]&amp;&quot;' WHERE ID &gt; 401 AND NOME_GUERRA = '&quot;&amp;[.C62]&amp;&quot;';&quot;" office:value-type="string" office:string-value="UPDATE USUARIOS SET NOME_GUERRA = '349 XAVIER' WHERE ID &gt; 401 AND NOME_GUERRA = 'XAVIER';" calcext:value-type="string">
            <text:p>UPDATE USUARIOS SET NOME_GUERRA = '349 XAVIER' WHERE ID &gt; 401 AND NOME_GUERRA = 'XAVIER';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HALES WENDEL BARBOSA DA SILVA</text:p>
          </table:table-cell>
          <table:table-cell office:value-type="string" calcext:value-type="string">
            <text:p>WENDE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81997476338" calcext:value-type="float">
            <text:p>81997476338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71554273498" calcext:value-type="float">
            <text:p>71554273498</text:p>
          </table:table-cell>
          <table:table-cell table:formula="of:=&quot;('&quot;&amp;[.C63]&amp;&quot;', '&quot;&amp;[.B63]&amp;&quot;', '&quot;&amp;[.J63]&amp;&quot;', '$2y$10$v27SCrX./NbDT7771GDTSOXo1fln9EA3Y0HTaHnWy48UCqbpVxpNK', 1, 1), &quot;" office:value-type="string" office:string-value="('WENDEL', 'THALES WENDEL BARBOSA DA SILVA', '71554273498', '$2y$10$v27SCrX./NbDT7771GDTSOXo1fln9EA3Y0HTaHnWy48UCqbpVxpNK', 1, 1), " calcext:value-type="string">
            <text:p>('WENDEL', 'THALES WENDEL BARBOSA DA SILVA', '71554273498', '$2y$10$v27SCrX./NbDT7771GDTSOXo1fln9EA3Y0HTaHnWy48UCqbpVxpNK', 1, 1), </text:p>
          </table:table-cell>
          <table:table-cell table:formula="of:=&quot;UPDATE USUARIOS SET NOME_GUERRA = '&quot;&amp;[.A63]&amp;&quot; &quot;&amp;[.C63]&amp;&quot;' WHERE ID &gt; 401 AND NOME_GUERRA = '&quot;&amp;[.C63]&amp;&quot;';&quot;" office:value-type="string" office:string-value="UPDATE USUARIOS SET NOME_GUERRA = '341 WENDEL' WHERE ID &gt; 401 AND NOME_GUERRA = 'WENDEL';" calcext:value-type="string">
            <text:p>UPDATE USUARIOS SET NOME_GUERRA = '341 WENDEL' WHERE ID &gt; 401 AND NOME_GUERRA = 'WENDEL';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WESLEY CRAYVER RAMOS DA SILVA</text:p>
          </table:table-cell>
          <table:table-cell office:value-type="string" calcext:value-type="string">
            <text:p>RAM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81988360381" calcext:value-type="float">
            <text:p>81988360381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3426870436" calcext:value-type="float">
            <text:p>13426870436</text:p>
          </table:table-cell>
          <table:table-cell table:formula="of:=&quot;('&quot;&amp;[.C64]&amp;&quot;', '&quot;&amp;[.B64]&amp;&quot;', '&quot;&amp;[.J64]&amp;&quot;', '$2y$10$v27SCrX./NbDT7771GDTSOXo1fln9EA3Y0HTaHnWy48UCqbpVxpNK', 1, 1), &quot;" office:value-type="string" office:string-value="('RAMOS', 'WESLEY CRAYVER RAMOS DA SILVA', '13426870436', '$2y$10$v27SCrX./NbDT7771GDTSOXo1fln9EA3Y0HTaHnWy48UCqbpVxpNK', 1, 1), " calcext:value-type="string">
            <text:p>('RAMOS', 'WESLEY CRAYVER RAMOS DA SILVA', '13426870436', '$2y$10$v27SCrX./NbDT7771GDTSOXo1fln9EA3Y0HTaHnWy48UCqbpVxpNK', 1, 1), </text:p>
          </table:table-cell>
          <table:table-cell table:formula="of:=&quot;UPDATE USUARIOS SET NOME_GUERRA = '&quot;&amp;[.A64]&amp;&quot; &quot;&amp;[.C64]&amp;&quot;' WHERE ID &gt; 401 AND NOME_GUERRA = '&quot;&amp;[.C64]&amp;&quot;';&quot;" office:value-type="string" office:string-value="UPDATE USUARIOS SET NOME_GUERRA = '340 RAMOS' WHERE ID &gt; 401 AND NOME_GUERRA = 'RAMOS';" calcext:value-type="string">
            <text:p>UPDATE USUARIOS SET NOME_GUERRA = '340 RAMOS' WHERE ID &gt; 401 AND NOME_GUERRA = 'RAMOS';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YCARO GUILHERME GALVAO SILVA</text:p>
          </table:table-cell>
          <table:table-cell office:value-type="string" calcext:value-type="string">
            <text:p>GALVAO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81982449249" calcext:value-type="float">
            <text:p>81982449249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15385743496" calcext:value-type="float">
            <text:p>15385743496</text:p>
          </table:table-cell>
          <table:table-cell table:formula="of:=&quot;('&quot;&amp;[.C65]&amp;&quot;', '&quot;&amp;[.B65]&amp;&quot;', '&quot;&amp;[.J65]&amp;&quot;', '$2y$10$v27SCrX./NbDT7771GDTSOXo1fln9EA3Y0HTaHnWy48UCqbpVxpNK', 1, 1), &quot;" office:value-type="string" office:string-value="('GALVAO', 'YCARO GUILHERME GALVAO SILVA', '15385743496', '$2y$10$v27SCrX./NbDT7771GDTSOXo1fln9EA3Y0HTaHnWy48UCqbpVxpNK', 1, 1), " calcext:value-type="string">
            <text:p>('GALVAO', 'YCARO GUILHERME GALVAO SILVA', '15385743496', '$2y$10$v27SCrX./NbDT7771GDTSOXo1fln9EA3Y0HTaHnWy48UCqbpVxpNK', 1, 1), </text:p>
          </table:table-cell>
          <table:table-cell table:formula="of:=&quot;UPDATE USUARIOS SET NOME_GUERRA = '&quot;&amp;[.A65]&amp;&quot; &quot;&amp;[.C65]&amp;&quot;' WHERE ID &gt; 401 AND NOME_GUERRA = '&quot;&amp;[.C65]&amp;&quot;';&quot;" office:value-type="string" office:string-value="UPDATE USUARIOS SET NOME_GUERRA = '332 GALVAO' WHERE ID &gt; 401 AND NOME_GUERRA = 'GALVAO';" calcext:value-type="string">
            <text:p>UPDATE USUARIOS SET NOME_GUERRA = '332 GALVAO' WHERE ID &gt; 401 AND NOME_GUERRA = 'GALVAO'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09:37:39.571805800</meta:creation-date>
    <dc:date>2026-02-26T10:06:12.718364100</dc:date>
    <meta:editing-duration>PT14M42S</meta:editing-duration>
    <meta:editing-cycles>4</meta:editing-cycles>
    <meta:generator>LibreOffice/25.2.7.2$Windows_X86_64 LibreOffice_project/5cbfd1ab6520636bb5f7b99185aa69bd7456825d</meta:generator>
    <meta:document-statistic meta:table-count="1" meta:cell-count="745" meta:object-count="0"/>
  </office:meta>
</office:document-meta>
</file>